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3.58mm"/>
    </style:style>
    <style:style style:name="co10" style:family="table-column">
      <style:table-column-properties fo:break-before="auto" style:column-width="22.42mm"/>
    </style:style>
    <style:style style:name="co11" style:family="table-column">
      <style:table-column-properties fo:break-before="auto" style:column-width="194.27mm"/>
    </style:style>
    <style:style style:name="co12" style:family="table-column">
      <style:table-column-properties fo:break-before="auto" style:column-width="160.94mm"/>
    </style:style>
    <style:style style:name="co13" style:family="table-column">
      <style:table-column-properties fo:break-before="auto" style:column-width="158.36mm"/>
    </style:style>
    <style:style style:name="co14" style:family="table-column">
      <style:table-column-properties fo:break-before="auto" style:column-width="14.71mm"/>
    </style:style>
    <style:style style:name="co15" style:family="table-column">
      <style:table-column-properties fo:break-before="auto" style:column-width="30.11mm"/>
    </style:style>
    <style:style style:name="co18" style:family="table-column">
      <style:table-column-properties fo:break-before="auto" style:column-width="32.67mm"/>
    </style:style>
    <style:style style:name="co19" style:family="table-column">
      <style:table-column-properties fo:break-before="auto" style:column-width="484.13mm"/>
    </style:style>
    <style:style style:name="co17" style:family="table-column">
      <style:table-column-properties fo:break-before="auto" style:column-width="35.24mm"/>
    </style:style>
    <style:style style:name="co20" style:family="table-column">
      <style:table-column-properties fo:break-before="auto" style:column-width="130.14mm"/>
    </style:style>
    <style:style style:name="co21" style:family="table-column">
      <style:table-column-properties fo:break-before="auto" style:column-width="17.29mm"/>
    </style:style>
    <style:style style:name="co22" style:family="table-column">
      <style:table-column-properties fo:break-before="auto" style:column-width="60.89mm"/>
    </style:style>
    <style:style style:name="co23" style:family="table-column">
      <style:table-column-properties fo:break-before="auto" style:column-width="15.38mm"/>
    </style:style>
    <style:style style:name="co24" style:family="table-column">
      <style:table-column-properties fo:break-before="auto" style:column-width="90.93mm"/>
    </style:style>
    <style:style style:name="co25" style:family="table-column">
      <style:table-column-properties fo:break-before="auto" style:column-width="50.55mm"/>
    </style:style>
    <style:style style:name="co26" style:family="table-column">
      <style:table-column-properties fo:break-before="auto" style:column-width="40.38mm"/>
    </style:style>
    <style:style style:name="co27" style:family="table-column">
      <style:table-column-properties fo:break-before="auto" style:column-width="128.2mm"/>
    </style:style>
    <style:style style:name="co28" style:family="table-column">
      <style:table-column-properties fo:break-before="auto" style:column-width="310.46mm"/>
    </style:style>
    <style:style style:name="ro4" style:family="table-row">
      <style:table-row-properties style:row-height="8.52mm" fo:break-before="auto" style:use-optimal-row-height="false"/>
    </style:style>
    <style:style style:name="ro1" style:family="table-row">
      <style:table-row-properties style:row-height="9.3mm" fo:break-before="auto" style:use-optimal-row-height="false"/>
    </style:style>
    <style:style style:name="ro2" style:family="table-row">
      <style:table-row-properties style:row-height="12.59mm" fo:break-before="auto" style:use-optimal-row-height="false"/>
    </style:style>
    <style:style style:name="ro5" style:family="table-row">
      <style:table-row-properties style:row-height="16.9mm" fo:break-before="auto" style:use-optimal-row-height="false"/>
    </style:style>
    <style:style style:name="ro6" style:family="table-row">
      <style:table-row-properties style:row-height="10.12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Consolas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3.53mm"/>
      <style:text-properties style:use-window-font-color="true" style:text-outline="false" style:text-line-through-style="none" style:text-line-through-type="none" style:font-name="Consolas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style:font-size-asian="12pt" style:font-size-complex="12pt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style:vertical-align="bottom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fo:background-color="#7fff00" style:text-align-source="fix" style:repeat-content="false" style:vertical-align="middle"/>
      <style:paragraph-properties fo:text-align="start" fo:margin-left="3.53mm"/>
      <style:text-properties style:font-name="Consolas" fo:font-size="12pt" style:font-size-asian="12pt" style:font-size-complex="12pt"/>
    </style:style>
    <style:style style:name="ce17" style:family="table-cell" style:parent-style-name="Default">
      <style:table-cell-properties fo:background-color="#7fff00" style:text-align-source="fix" style:repeat-content="false" style:vertical-align="middle"/>
      <style:paragraph-properties fo:text-align="start" fo:margin-left="3.53mm"/>
      <style:text-properties style:font-name="Consolas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style:font-size-asian="12pt" style:font-size-complex="12pt"/>
    </style:style>
    <style:style style:name="ce19" style:family="table-cell" style:parent-style-name="Default">
      <style:table-cell-properties fo:background-color="#00ff00" style:text-align-source="fix" style:repeat-content="false" style:vertical-align="middle"/>
      <style:paragraph-properties fo:text-align="start" fo:margin-left="3.53mm"/>
      <style:text-properties style:font-name="Consolas" fo:font-size="12pt" style:font-size-asian="12pt" style:font-size-complex="12pt"/>
    </style:style>
    <style:style style:name="ce29" style:family="table-cell" style:parent-style-name="Default" style:data-style-name="N0">
      <style:table-cell-properties fo:background-color="#7fff00" style:text-align-source="fix" style:repeat-content="false" fo:border="non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0">
      <style:table-cell-properties fo:background-color="#00ff00" style:text-align-source="fix" style:repeat-content="false" fo:border="non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Consola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100">
      <style:table-cell-properties style:text-align-source="fix" style:repeat-content="false" fo:background-color="transparent" fo:border="none" style:vertical-align="bottom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 style:font-name="Consolas" fo:font-size="12pt" fo:font-style="italic" style:font-size-asian="12pt" style:font-style-asian="italic" style:font-size-complex="12pt" style:font-style-complex="italic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fo:background-color="#ed1c24" style:text-align-source="fix" style:repeat-content="false" fo:border="none" style:vertical-align="middle"/>
      <style:paragraph-properties fo:text-align="start" fo:margin-left="3.53mm"/>
      <style:text-properties style:use-window-font-color="true" style:font-name="Consolas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3.53mm"/>
      <style:text-properties style:use-window-font-color="true" style:text-outline="false" style:text-line-through-style="none" style:text-line-through-type="none" style:font-name="Consolas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7fff00" style:text-align-source="fix" style:repeat-content="false" style:vertical-align="middle"/>
      <style:paragraph-properties fo:text-align="center" fo:margin-left="0mm"/>
      <style:text-properties fo:color="#b2b2b2" style:font-name="Consolas" fo:font-size="12pt" fo:font-style="italic" style:font-size-asian="12pt" style:font-style-asian="italic" style:font-size-complex="12pt" style:font-style-complex="italic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emas)" table:allow-empty-cell="true" table:display-list="unsorted" table:base-cell-address="aplicacao.C2">
          <table:error-message table:message-type="stop" table:display="true"/>
        </table:content-validation>
        <table:content-validation table:name="val2" table:condition="of:cell-content-is-in-list(fontes)" table:allow-empty-cell="true" table:display-list="unsorted" table:base-cell-address="variaveis.E27">
          <table:error-message table:message-type="stop" table:display="true"/>
        </table:content-validation>
        <table:content-validation table:name="val3" table:condition="of:cell-content-is-in-list(tiposAcesso)" table:allow-empty-cell="true" table:display-list="unsorted" table:base-cell-address="extracao.D27">
          <table:error-message table:message-type="stop" table:display="true"/>
        </table:content-validation>
      </table:content-validations>
      <table:table table:name="aplicacao" table:style-name="ta1">
        <table:table-column table:style-name="co17" table:default-cell-style-name="ce27"/>
        <table:table-column table:style-name="co20" table:default-cell-style-name="ce27"/>
        <table:table-column table:style-name="co21" table:default-cell-style-name="ce27"/>
        <table:table-column table:style-name="co22" table:default-cell-style-name="ce27"/>
        <table:table-column table:style-name="co5" table:number-columns-repeated="1020" table:default-cell-style-name="ce27"/>
        <table:table-row table:style-name="ro1">
          <table:table-cell table:style-name="ce24" office:value-type="string" calcext:value-type="string">
            <text:p>variavel_id</text:p>
          </table:table-cell>
          <table:table-cell table:style-name="ce24" office:value-type="string" calcext:value-type="string">
            <text:p>variavel_nome</text:p>
          </table:table-cell>
          <table:table-cell table:style-name="ce24" office:value-type="string" calcext:value-type="string">
            <text:p>tema</text:p>
          </table:table-cell>
          <table:table-cell table:style-name="ce24" office:value-type="string" calcext:value-type="string">
            <text:p>codigo</text:p>
          </table:table-cell>
          <table:table-cell table:style-name="ce24" table:number-columns-repeated="1020"/>
        </table:table-row>
        <table:table-row table:style-name="ro1">
          <table:table-cell table:style-name="ce16" table:formula="of:=[$variaveis.$A2]" office:value-type="float" office:value="25" calcext:value-type="float">
            <text:p>25</text:p>
          </table:table-cell>
          <table:table-cell table:style-name="ce17" table:formula="of:=INDIRECT(&quot;variaveis.B&quot; &amp; MATCH([.A2];[$variaveis.$A$1:$variaveis.$A$101];0))" office:value-type="string" office:string-value="Entrada de turistas" calcext:value-type="string">
            <text:p>Entrada de turistas</text:p>
          </table:table-cell>
          <table:table-cell table:style-name="ce29" table:content-validation-name="val1" office:value-type="string" calcext:value-type="string">
            <text:p>ECO</text:p>
          </table:table-cell>
          <table:table-cell table:style-name="ce29" table:formula="of:= CONCATENATE(INDIRECT(&quot;temas.C&quot; &amp; MATCH([.C2];[$temas.$A$1:$temas.$A$99];0)); &quot;_&quot;;[.A2])" office:value-type="string" office:string-value="economia_25" calcext:value-type="string">
            <text:p>economia_25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3]" office:value-type="string" office:string-value="B" calcext:value-type="string">
            <text:p>B</text:p>
          </table:table-cell>
          <table:table-cell table:style-name="ce17" table:formula="of:=INDIRECT(&quot;variaveis.B&quot; &amp; MATCH([.A3];[$variaveis.$A$1:$variaveis.$A$101];0))" office:value-type="string" office:string-value="Gastos públicos com educação" calcext:value-type="string">
            <text:p>Gastos públicos com educação</text:p>
          </table:table-cell>
          <table:table-cell table:style-name="ce29" table:content-validation-name="val1" office:value-type="string" calcext:value-type="string">
            <text:p>ECO</text:p>
          </table:table-cell>
          <table:table-cell table:style-name="ce29" table:formula="of:= CONCATENATE(INDIRECT(&quot;temas.C&quot; &amp; MATCH([.C3];[$temas.$A$1:$temas.$A$99];0)); &quot;_&quot;;[.A3])" office:value-type="string" office:string-value="economia_B" calcext:value-type="string">
            <text:p>economia_B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4]" office:value-type="string" office:string-value="C" calcext:value-type="string">
            <text:p>C</text:p>
          </table:table-cell>
          <table:table-cell table:style-name="ce17" table:formula="of:=INDIRECT(&quot;variaveis.B&quot; &amp; MATCH([.A4];[$variaveis.$A$1:$variaveis.$A$101];0))" office:value-type="string" office:string-value="Gastos públicos com saúde" calcext:value-type="string">
            <text:p>Gastos públicos com saúde</text:p>
          </table:table-cell>
          <table:table-cell table:style-name="ce29" table:content-validation-name="val1" office:value-type="string" calcext:value-type="string">
            <text:p>ECO</text:p>
          </table:table-cell>
          <table:table-cell table:style-name="ce29" table:formula="of:= CONCATENATE(INDIRECT(&quot;temas.C&quot; &amp; MATCH([.C4];[$temas.$A$1:$temas.$A$99];0)); &quot;_&quot;;[.A4])" office:value-type="string" office:string-value="economia_C" calcext:value-type="string">
            <text:p>economia_C</text:p>
          </table:table-cell>
          <table:table-cell table:style-name="ce17" table:number-columns-repeated="1020"/>
        </table:table-row>
        <table:table-row table:style-name="ro2">
          <table:table-cell table:style-name="ce17" table:formula="of:=[$variaveis.$A5]" office:value-type="float" office:value="22" calcext:value-type="float">
            <text:p>22</text:p>
          </table:table-cell>
          <table:table-cell table:style-name="ce17" table:formula="of:=INDIRECT(&quot;variaveis.B&quot; &amp; MATCH([.A5];[$variaveis.$A$1:$variaveis.$A$101];0))" office:value-type="string" office:string-value="Investimentos em pesquisa e desenvolvimento" calcext:value-type="string">
            <text:p>Investimentos em pesquisa e desenvolvimento</text:p>
          </table:table-cell>
          <table:table-cell table:style-name="ce29" table:content-validation-name="val1" office:value-type="string" calcext:value-type="string">
            <text:p>ECO</text:p>
          </table:table-cell>
          <table:table-cell table:style-name="ce29" table:formula="of:= CONCATENATE(INDIRECT(&quot;temas.C&quot; &amp; MATCH([.C5];[$temas.$A$1:$temas.$A$99];0)); &quot;_&quot;;[.A5])" office:value-type="string" office:string-value="economia_22" calcext:value-type="string">
            <text:p>economia_22</text:p>
          </table:table-cell>
          <table:table-cell table:style-name="ce17" table:number-columns-repeated="1020"/>
        </table:table-row>
        <table:table-row table:style-name="ro2">
          <table:table-cell table:formula="of:=[$variaveis.$A6]" office:value-type="string" office:string-value="E" calcext:value-type="string">
            <text:p>E</text:p>
          </table:table-cell>
          <table:table-cell table:formula="of:=INDIRECT(&quot;variaveis.B&quot; &amp; MATCH([.A6];[$variaveis.$A$1:$variaveis.$A$101];0))" office:value-type="string" office:string-value="Mulheres de 15 anos ou mais &#10;De idade economicamente ativas" calcext:value-type="string">
            <text:p>Mulheres de 15 anos ou mais </text:p>
            <text:p>De idade economicamente ativas</text:p>
          </table:table-cell>
          <table:table-cell table:style-name="ce30" table:content-validation-name="val1" office:value-type="string" calcext:value-type="string">
            <text:p>ECO</text:p>
          </table:table-cell>
          <table:table-cell table:style-name="ce30" table:formula="of:= CONCATENATE(INDIRECT(&quot;temas.C&quot; &amp; MATCH([.C6];[$temas.$A$1:$temas.$A$99];0)); &quot;_&quot;;[.A6])" office:value-type="string" office:string-value="economia_E" calcext:value-type="string">
            <text:p>economia_E</text:p>
          </table:table-cell>
          <table:table-cell table:number-columns-repeated="1020"/>
        </table:table-row>
        <table:table-row table:style-name="ro1">
          <table:table-cell table:formula="of:=[$variaveis.$A7]" office:value-type="string" office:string-value="F" calcext:value-type="string">
            <text:p>F</text:p>
          </table:table-cell>
          <table:table-cell table:formula="of:=INDIRECT(&quot;variaveis.B&quot; &amp; MATCH([.A7];[$variaveis.$A$1:$variaveis.$A$101];0))" office:value-type="string" office:string-value="PIB per capita" calcext:value-type="string">
            <text:p>PIB per capita</text:p>
          </table:table-cell>
          <table:table-cell table:style-name="ce30" table:content-validation-name="val1" office:value-type="string" calcext:value-type="string">
            <text:p>ECO</text:p>
          </table:table-cell>
          <table:table-cell table:style-name="ce30" table:formula="of:= CONCATENATE(INDIRECT(&quot;temas.C&quot; &amp; MATCH([.C7];[$temas.$A$1:$temas.$A$99];0)); &quot;_&quot;;[.A7])" office:value-type="string" office:string-value="economia_F" calcext:value-type="string">
            <text:p>economia_F</text:p>
          </table:table-cell>
          <table:table-cell table:number-columns-repeated="1020"/>
        </table:table-row>
        <table:table-row table:style-name="ro2">
          <table:table-cell table:formula="of:=[$variaveis.$A8]" office:value-type="string" office:string-value="G" calcext:value-type="string">
            <text:p>G</text:p>
          </table:table-cell>
          <table:table-cell table:formula="of:=INDIRECT(&quot;variaveis.B&quot; &amp; MATCH([.A8];[$variaveis.$A$1:$variaveis.$A$101];0))" office:value-type="string" office:string-value="População de 15 anos ou mais &#10;De idade economicamente ativas" calcext:value-type="string">
            <text:p>População de 15 anos ou mais </text:p>
            <text:p>De idade economicamente ativas</text:p>
          </table:table-cell>
          <table:table-cell table:style-name="ce30" table:content-validation-name="val1" office:value-type="string" calcext:value-type="string">
            <text:p>ECO</text:p>
          </table:table-cell>
          <table:table-cell table:style-name="ce30" table:formula="of:= CONCATENATE(INDIRECT(&quot;temas.C&quot; &amp; MATCH([.C8];[$temas.$A$1:$temas.$A$99];0)); &quot;_&quot;;[.A8])" office:value-type="string" office:string-value="economia_G" calcext:value-type="string">
            <text:p>economia_G</text:p>
          </table:table-cell>
          <table:table-cell table:number-columns-repeated="1020"/>
        </table:table-row>
        <table:table-row table:style-name="ro1">
          <table:table-cell table:style-name="ce17" table:formula="of:=[$variaveis.$A9]" office:value-type="float" office:value="27" calcext:value-type="float">
            <text:p>27</text:p>
          </table:table-cell>
          <table:table-cell table:style-name="ce17" table:formula="of:=INDIRECT(&quot;variaveis.B&quot; &amp; MATCH([.A9];[$variaveis.$A$1:$variaveis.$A$101];0))" office:value-type="string" office:string-value="Total de exportação" calcext:value-type="string">
            <text:p>Total de exportação</text:p>
          </table:table-cell>
          <table:table-cell table:style-name="ce29" table:content-validation-name="val1" office:value-type="string" calcext:value-type="string">
            <text:p>ECO</text:p>
          </table:table-cell>
          <table:table-cell table:style-name="ce29" table:formula="of:= CONCATENATE(INDIRECT(&quot;temas.C&quot; &amp; MATCH([.C9];[$temas.$A$1:$temas.$A$99];0)); &quot;_&quot;;[.A9])" office:value-type="string" office:string-value="economia_27" calcext:value-type="string">
            <text:p>economia_27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10]" office:value-type="float" office:value="26" calcext:value-type="float">
            <text:p>26</text:p>
          </table:table-cell>
          <table:table-cell table:style-name="ce17" table:formula="of:=INDIRECT(&quot;variaveis.B&quot; &amp; MATCH([.A10];[$variaveis.$A$1:$variaveis.$A$101];0))" office:value-type="string" office:string-value="Total de importação" calcext:value-type="string">
            <text:p>Total de importação</text:p>
          </table:table-cell>
          <table:table-cell table:style-name="ce29" table:content-validation-name="val1" office:value-type="string" calcext:value-type="string">
            <text:p>ECO</text:p>
          </table:table-cell>
          <table:table-cell table:style-name="ce29" table:formula="of:= CONCATENATE(INDIRECT(&quot;temas.C&quot; &amp; MATCH([.C10];[$temas.$A$1:$temas.$A$99];0)); &quot;_&quot;;[.A10])" office:value-type="string" office:string-value="economia_26" calcext:value-type="string">
            <text:p>economia_26</text:p>
          </table:table-cell>
          <table:table-cell table:style-name="ce17" table:number-columns-repeated="1020"/>
        </table:table-row>
        <table:table-row table:style-name="ro1">
          <table:table-cell table:formula="of:=[$variaveis.$A11]" office:value-type="float" office:value="18" calcext:value-type="float">
            <text:p>18</text:p>
          </table:table-cell>
          <table:table-cell table:formula="of:=INDIRECT(&quot;variaveis.B&quot; &amp; MATCH([.A11];[$variaveis.$A$1:$variaveis.$A$101];0))" office:value-type="string" office:string-value="Total do PIB" calcext:value-type="string">
            <text:p>Total do PIB</text:p>
          </table:table-cell>
          <table:table-cell table:style-name="ce30" table:content-validation-name="val1" office:value-type="string" calcext:value-type="string">
            <text:p>ECO</text:p>
          </table:table-cell>
          <table:table-cell table:style-name="ce30" table:formula="of:= CONCATENATE(INDIRECT(&quot;temas.C&quot; &amp; MATCH([.C11];[$temas.$A$1:$temas.$A$99];0)); &quot;_&quot;;[.A11])" office:value-type="string" office:string-value="economia_18" calcext:value-type="string">
            <text:p>economia_18</text:p>
          </table:table-cell>
          <table:table-cell table:number-columns-repeated="1020"/>
        </table:table-row>
        <table:table-row table:style-name="ro1">
          <table:table-cell table:formula="of:=[$variaveis.$A12]" office:value-type="float" office:value="13" calcext:value-type="float">
            <text:p>13</text:p>
          </table:table-cell>
          <table:table-cell table:formula="of:=INDIRECT(&quot;variaveis.B&quot; &amp; MATCH([.A12];[$variaveis.$A$1:$variaveis.$A$101];0))" office:value-type="string" office:string-value="Calorias consumidas" calcext:value-type="string">
            <text:p>Calorias consumidas</text:p>
          </table:table-cell>
          <table:table-cell table:style-name="ce30" table:content-validation-name="val1" office:value-type="string" calcext:value-type="string">
            <text:p>SOC</text:p>
          </table:table-cell>
          <table:table-cell table:style-name="ce30" table:formula="of:= CONCATENATE(INDIRECT(&quot;temas.C&quot; &amp; MATCH([.C12];[$temas.$A$1:$temas.$A$99];0)); &quot;_&quot;;[.A12])" office:value-type="string" office:string-value="indicadoressociais_13" calcext:value-type="string">
            <text:p>indicadoressociais_13</text:p>
          </table:table-cell>
          <table:table-cell table:number-columns-repeated="1020"/>
        </table:table-row>
        <table:table-row table:style-name="ro1">
          <table:table-cell table:style-name="ce17" table:formula="of:=[$variaveis.$A13]" office:value-type="float" office:value="11" calcext:value-type="float">
            <text:p>11</text:p>
          </table:table-cell>
          <table:table-cell table:style-name="ce17" table:formula="of:=INDIRECT(&quot;variaveis.B&quot; &amp; MATCH([.A13];[$variaveis.$A$1:$variaveis.$A$101];0))" office:value-type="string" office:string-value="Esperança de vida ao nascer" calcext:value-type="string">
            <text:p>Esperança de vida ao nascer</text:p>
          </table:table-cell>
          <table:table-cell table:style-name="ce29" table:content-validation-name="val1" office:value-type="string" calcext:value-type="string">
            <text:p>SOC</text:p>
          </table:table-cell>
          <table:table-cell table:style-name="ce29" table:formula="of:= CONCATENATE(INDIRECT(&quot;temas.C&quot; &amp; MATCH([.C13];[$temas.$A$1:$temas.$A$99];0)); &quot;_&quot;;[.A13])" office:value-type="string" office:string-value="indicadoressociais_11" calcext:value-type="string">
            <text:p>indicadoressociais_11</text:p>
          </table:table-cell>
          <table:table-cell table:style-name="ce17" table:number-columns-repeated="1020"/>
        </table:table-row>
        <table:table-row table:style-name="ro2">
          <table:table-cell table:style-name="ce17" table:formula="of:=[$variaveis.$A14]" office:value-type="float" office:value="10" calcext:value-type="float">
            <text:p>10</text:p>
          </table:table-cell>
          <table:table-cell table:style-name="ce17" table:formula="of:=INDIRECT(&quot;variaveis.B&quot; &amp; MATCH([.A14];[$variaveis.$A$1:$variaveis.$A$101];0))" office:value-type="string" office:string-value="Índice de &#10;Desenvolvimento humano" calcext:value-type="string">
            <text:p>Índice de </text:p>
            <text:p>Desenvolvimento humano</text:p>
          </table:table-cell>
          <table:table-cell table:style-name="ce29" table:content-validation-name="val1" office:value-type="string" calcext:value-type="string">
            <text:p>SOC</text:p>
          </table:table-cell>
          <table:table-cell table:style-name="ce29" table:formula="of:= CONCATENATE(INDIRECT(&quot;temas.C&quot; &amp; MATCH([.C14];[$temas.$A$1:$temas.$A$99];0)); &quot;_&quot;;[.A14])" office:value-type="string" office:string-value="indicadoressociais_10" calcext:value-type="string">
            <text:p>indicadoressociais_10</text:p>
          </table:table-cell>
          <table:table-cell table:style-name="ce17" table:number-columns-repeated="1020"/>
        </table:table-row>
        <table:table-row table:style-name="ro2">
          <table:table-cell table:style-name="ce17" table:formula="of:=[$variaveis.$A15]" office:value-type="float" office:value="14" calcext:value-type="float">
            <text:p>14</text:p>
          </table:table-cell>
          <table:table-cell table:style-name="ce17" table:formula="of:=INDIRECT(&quot;variaveis.B&quot; &amp; MATCH([.A15];[$variaveis.$A$1:$variaveis.$A$101];0))" office:value-type="string" office:string-value="População com acesso &#10;A água potável" calcext:value-type="string">
            <text:p>População com acesso </text:p>
            <text:p>A água potável</text:p>
          </table:table-cell>
          <table:table-cell table:style-name="ce29" table:content-validation-name="val1" office:value-type="string" calcext:value-type="string">
            <text:p>SOC</text:p>
          </table:table-cell>
          <table:table-cell table:style-name="ce29" table:formula="of:= CONCATENATE(INDIRECT(&quot;temas.C&quot; &amp; MATCH([.C15];[$temas.$A$1:$temas.$A$99];0)); &quot;_&quot;;[.A15])" office:value-type="string" office:string-value="indicadoressociais_14" calcext:value-type="string">
            <text:p>indicadoressociais_14</text:p>
          </table:table-cell>
          <table:table-cell table:style-name="ce17" table:number-columns-repeated="1020"/>
        </table:table-row>
        <table:table-row table:style-name="ro2">
          <table:table-cell table:style-name="ce17" table:formula="of:=[$variaveis.$A16]" office:value-type="float" office:value="15" calcext:value-type="float">
            <text:p>15</text:p>
          </table:table-cell>
          <table:table-cell table:style-name="ce17" table:formula="of:=INDIRECT(&quot;variaveis.B&quot; &amp; MATCH([.A16];[$variaveis.$A$1:$variaveis.$A$101];0))" office:value-type="string" office:string-value="População com acesso &#10;A rede sanitária" calcext:value-type="string">
            <text:p>População com acesso </text:p>
            <text:p>A rede sanitária</text:p>
          </table:table-cell>
          <table:table-cell table:style-name="ce29" table:content-validation-name="val1" office:value-type="string" calcext:value-type="string">
            <text:p>SOC</text:p>
          </table:table-cell>
          <table:table-cell table:style-name="ce29" table:formula="of:= CONCATENATE(INDIRECT(&quot;temas.C&quot; &amp; MATCH([.C16];[$temas.$A$1:$temas.$A$99];0)); &quot;_&quot;;[.A16])" office:value-type="string" office:string-value="indicadoressociais_15" calcext:value-type="string">
            <text:p>indicadoressociais_15</text:p>
          </table:table-cell>
          <table:table-cell table:style-name="ce17" table:number-columns-repeated="1020"/>
        </table:table-row>
        <table:table-row table:style-name="ro1">
          <table:table-cell table:formula="of:=[$variaveis.$A17]" office:value-type="float" office:value="12" calcext:value-type="float">
            <text:p>12</text:p>
          </table:table-cell>
          <table:table-cell table:formula="of:=INDIRECT(&quot;variaveis.B&quot; &amp; MATCH([.A17];[$variaveis.$A$1:$variaveis.$A$101];0))" office:value-type="string" office:string-value="População subnutrida" calcext:value-type="string">
            <text:p>População subnutrida</text:p>
          </table:table-cell>
          <table:table-cell table:style-name="ce30" table:content-validation-name="val1" office:value-type="string" calcext:value-type="string">
            <text:p>SOC</text:p>
          </table:table-cell>
          <table:table-cell table:style-name="ce30" table:formula="of:= CONCATENATE(INDIRECT(&quot;temas.C&quot; &amp; MATCH([.C17];[$temas.$A$1:$temas.$A$99];0)); &quot;_&quot;;[.A17])" office:value-type="string" office:string-value="indicadoressociais_12" calcext:value-type="string">
            <text:p>indicadoressociais_12</text:p>
          </table:table-cell>
          <table:table-cell table:number-columns-repeated="1020"/>
        </table:table-row>
        <table:table-row table:style-name="ro2">
          <table:table-cell table:formula="of:=[$variaveis.$A18]" office:value-type="float" office:value="17" calcext:value-type="float">
            <text:p>17</text:p>
          </table:table-cell>
          <table:table-cell table:formula="of:=INDIRECT(&quot;variaveis.B&quot; &amp; MATCH([.A18];[$variaveis.$A$1:$variaveis.$A$101];0))" office:value-type="string" office:string-value="Taxa bruta de matrículas para &#10;Todos os níveis de ensino" calcext:value-type="string">
            <text:p>Taxa bruta de matrículas para </text:p>
            <text:p>Todos os níveis de ensino</text:p>
          </table:table-cell>
          <table:table-cell table:style-name="ce30" table:content-validation-name="val1" office:value-type="string" calcext:value-type="string">
            <text:p>SOC</text:p>
          </table:table-cell>
          <table:table-cell table:style-name="ce30" table:formula="of:= CONCATENATE(INDIRECT(&quot;temas.C&quot; &amp; MATCH([.C18];[$temas.$A$1:$temas.$A$99];0)); &quot;_&quot;;[.A18])" office:value-type="string" office:string-value="indicadoressociais_17" calcext:value-type="string">
            <text:p>indicadoressociais_17</text:p>
          </table:table-cell>
          <table:table-cell table:number-columns-repeated="1020"/>
        </table:table-row>
        <table:table-row table:style-name="ro5">
          <table:table-cell table:formula="of:=[$variaveis.$A19]" office:value-type="float" office:value="16" calcext:value-type="float">
            <text:p>16</text:p>
          </table:table-cell>
          <table:table-cell table:formula="of:=INDIRECT(&quot;variaveis.B&quot; &amp; MATCH([.A19];[$variaveis.$A$1:$variaveis.$A$101];0))" office:value-type="string" office:string-value="Taxa de alfabetização &#10;das pessoas de 15 anos &#10;Ou mais de idade" calcext:value-type="string">
            <text:p>Taxa de alfabetização </text:p>
            <text:p>das pessoas de 15 anos </text:p>
            <text:p>Ou mais de idade</text:p>
          </table:table-cell>
          <table:table-cell table:style-name="ce30" table:content-validation-name="val1" office:value-type="string" calcext:value-type="string">
            <text:p>SOC</text:p>
          </table:table-cell>
          <table:table-cell table:style-name="ce30" table:formula="of:= CONCATENATE(INDIRECT(&quot;temas.C&quot; &amp; MATCH([.C19];[$temas.$A$1:$temas.$A$99];0)); &quot;_&quot;;[.A19])" office:value-type="string" office:string-value="indicadoressociais_16" calcext:value-type="string">
            <text:p>indicadoressociais_16</text:p>
          </table:table-cell>
          <table:table-cell table:number-columns-repeated="1020"/>
        </table:table-row>
        <table:table-row table:style-name="ro1">
          <table:table-cell table:style-name="ce17" table:formula="of:=[$variaveis.$A22]" office:value-type="float" office:value="33" calcext:value-type="float">
            <text:p>33</text:p>
          </table:table-cell>
          <table:table-cell table:style-name="ce17" table:formula="of:=INDIRECT(&quot;variaveis.B&quot; &amp; MATCH([.A20];[$variaveis.$A$1:$variaveis.$A$101];0))" office:value-type="string" office:string-value="Áreas cultivadas" calcext:value-type="string">
            <text:p>Áreas cultivadas</text:p>
          </table:table-cell>
          <table:table-cell table:style-name="ce29" table:content-validation-name="val1" office:value-type="string" calcext:value-type="string">
            <text:p>AMB</text:p>
          </table:table-cell>
          <table:table-cell table:style-name="ce29" table:formula="of:= CONCATENATE(INDIRECT(&quot;temas.C&quot; &amp; MATCH([.C20];[$temas.$A$1:$temas.$A$99];0)); &quot;_&quot;;[.A20])" office:value-type="string" office:string-value="meioambiente_33" calcext:value-type="string">
            <text:p>meioambiente_33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23]" office:value-type="float" office:value="34" calcext:value-type="float">
            <text:p>34</text:p>
          </table:table-cell>
          <table:table-cell table:style-name="ce17" table:formula="of:=INDIRECT(&quot;variaveis.B&quot; &amp; MATCH([.A21];[$variaveis.$A$1:$variaveis.$A$101];0))" office:value-type="string" office:string-value="Áreas de pastagens permanentes" calcext:value-type="string">
            <text:p>Áreas de pastagens permanentes</text:p>
          </table:table-cell>
          <table:table-cell table:style-name="ce29" table:content-validation-name="val1" office:value-type="string" calcext:value-type="string">
            <text:p>AMB</text:p>
          </table:table-cell>
          <table:table-cell table:style-name="ce29" table:formula="of:= CONCATENATE(INDIRECT(&quot;temas.C&quot; &amp; MATCH([.C21];[$temas.$A$1:$temas.$A$99];0)); &quot;_&quot;;[.A21])" office:value-type="string" office:string-value="meioambiente_34" calcext:value-type="string">
            <text:p>meioambiente_34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24]" office:value-type="float" office:value="32" calcext:value-type="float">
            <text:p>32</text:p>
          </table:table-cell>
          <table:table-cell table:style-name="ce17" table:formula="of:=INDIRECT(&quot;variaveis.B&quot; &amp; MATCH([.A22];[$variaveis.$A$1:$variaveis.$A$101];0))" office:value-type="string" office:string-value="Áreas protegidas no total do território nacional" calcext:value-type="string">
            <text:p>Áreas protegidas no total do território nacional</text:p>
          </table:table-cell>
          <table:table-cell table:style-name="ce29" table:content-validation-name="val1" office:value-type="string" calcext:value-type="string">
            <text:p>AMB</text:p>
          </table:table-cell>
          <table:table-cell table:style-name="ce29" table:formula="of:= CONCATENATE(INDIRECT(&quot;temas.C&quot; &amp; MATCH([.C22];[$temas.$A$1:$temas.$A$99];0)); &quot;_&quot;;[.A22])" office:value-type="string" office:string-value="meioambiente_32" calcext:value-type="string">
            <text:p>meioambiente_32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25]" office:value-type="float" office:value="35" calcext:value-type="float">
            <text:p>35</text:p>
          </table:table-cell>
          <table:table-cell table:style-name="ce17" table:formula="of:=INDIRECT(&quot;variaveis.B&quot; &amp; MATCH([.A23];[$variaveis.$A$1:$variaveis.$A$101];0))" office:value-type="string" office:string-value="Produção de gás natural" calcext:value-type="string">
            <text:p>Produção de gás natural</text:p>
          </table:table-cell>
          <table:table-cell table:style-name="ce29" table:content-validation-name="val1" office:value-type="string" calcext:value-type="string">
            <text:p>AMB</text:p>
          </table:table-cell>
          <table:table-cell table:style-name="ce29" table:formula="of:= CONCATENATE(INDIRECT(&quot;temas.C&quot; &amp; MATCH([.C23];[$temas.$A$1:$temas.$A$99];0)); &quot;_&quot;;[.A23])" office:value-type="string" office:string-value="meioambiente_35" calcext:value-type="string">
            <text:p>meioambiente_35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26]" office:value-type="float" office:value="36" calcext:value-type="float">
            <text:p>36</text:p>
          </table:table-cell>
          <table:table-cell table:style-name="ce17" table:formula="of:=INDIRECT(&quot;variaveis.B&quot; &amp; MATCH([.A24];[$variaveis.$A$1:$variaveis.$A$101];0))" office:value-type="string" office:string-value="Produção de petróleo" calcext:value-type="string">
            <text:p>Produção de petróleo</text:p>
          </table:table-cell>
          <table:table-cell table:style-name="ce29" table:content-validation-name="val1" office:value-type="string" calcext:value-type="string">
            <text:p>AMB</text:p>
          </table:table-cell>
          <table:table-cell table:style-name="ce29" table:formula="of:= CONCATENATE(INDIRECT(&quot;temas.C&quot; &amp; MATCH([.C24];[$temas.$A$1:$temas.$A$99];0)); &quot;_&quot;;[.A24])" office:value-type="string" office:string-value="meioambiente_36" calcext:value-type="string">
            <text:p>meioambiente_36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27]" office:value-type="float" office:value="6" calcext:value-type="float">
            <text:p>6</text:p>
          </table:table-cell>
          <table:table-cell table:style-name="ce17" table:formula="of:=INDIRECT(&quot;variaveis.B&quot; &amp; MATCH([.A25];[$variaveis.$A$1:$variaveis.$A$101];0))" office:value-type="string" office:string-value="Densidade demográfica" calcext:value-type="string">
            <text:p>Densidade demográfica</text:p>
          </table:table-cell>
          <table:table-cell table:style-name="ce29" table:content-validation-name="val1" office:value-type="string" calcext:value-type="string">
            <text:p>POP</text:p>
          </table:table-cell>
          <table:table-cell table:style-name="ce29" table:formula="of:= CONCATENATE(INDIRECT(&quot;temas.C&quot; &amp; MATCH([.C25];[$temas.$A$1:$temas.$A$99];0)); &quot;_&quot;;[.A25])" office:value-type="string" office:string-value="populacao_6" calcext:value-type="string">
            <text:p>populacao_6</text:p>
          </table:table-cell>
          <table:table-cell table:style-name="ce17" table:number-columns-repeated="1020"/>
        </table:table-row>
        <table:table-row table:style-name="ro1">
          <table:table-cell table:style-name="ce19" table:formula="of:=[$variaveis.$A28]" office:value-type="float" office:value="2" calcext:value-type="float">
            <text:p>2</text:p>
          </table:table-cell>
          <table:table-cell table:style-name="ce19" table:formula="of:=INDIRECT(&quot;variaveis.B&quot; &amp; MATCH([.A26];[$variaveis.$A$1:$variaveis.$A$101];0))" office:value-type="string" office:string-value="Homens" calcext:value-type="string">
            <text:p>Homens</text:p>
          </table:table-cell>
          <table:table-cell table:style-name="ce31" table:content-validation-name="val1" office:value-type="string" calcext:value-type="string">
            <text:p>POP</text:p>
          </table:table-cell>
          <table:table-cell table:style-name="ce31" table:formula="of:= CONCATENATE(INDIRECT(&quot;temas.C&quot; &amp; MATCH([.C26];[$temas.$A$1:$temas.$A$99];0)); &quot;_&quot;;[.A26])" office:value-type="string" office:string-value="populacao_2" calcext:value-type="string">
            <text:p>populacao_2</text:p>
          </table:table-cell>
          <table:table-cell table:style-name="ce19" table:number-columns-repeated="1020"/>
        </table:table-row>
        <table:table-row table:style-name="ro1">
          <table:table-cell table:style-name="ce19" table:formula="of:=[$variaveis.$A29]" office:value-type="float" office:value="3" calcext:value-type="float">
            <text:p>3</text:p>
          </table:table-cell>
          <table:table-cell table:style-name="ce19" table:formula="of:=INDIRECT(&quot;variaveis.B&quot; &amp; MATCH([.A27];[$variaveis.$A$1:$variaveis.$A$101];0))" office:value-type="string" office:string-value="Mulheres" calcext:value-type="string">
            <text:p>Mulheres</text:p>
          </table:table-cell>
          <table:table-cell table:style-name="ce31" table:content-validation-name="val1" office:value-type="string" calcext:value-type="string">
            <text:p>POP</text:p>
          </table:table-cell>
          <table:table-cell table:style-name="ce31" table:formula="of:= CONCATENATE(INDIRECT(&quot;temas.C&quot; &amp; MATCH([.C27];[$temas.$A$1:$temas.$A$99];0)); &quot;_&quot;;[.A27])" office:value-type="string" office:string-value="populacao_3" calcext:value-type="string">
            <text:p>populacao_3</text:p>
          </table:table-cell>
          <table:table-cell table:style-name="ce19" table:number-columns-repeated="1020"/>
        </table:table-row>
        <table:table-row table:style-name="ro1">
          <table:table-cell table:style-name="ce17" table:formula="of:=[$variaveis.$A30]" office:value-type="float" office:value="5" calcext:value-type="float">
            <text:p>5</text:p>
          </table:table-cell>
          <table:table-cell table:style-name="ce17" table:formula="of:=INDIRECT(&quot;variaveis.B&quot; &amp; MATCH([.A28];[$variaveis.$A$1:$variaveis.$A$101];0))" office:value-type="string" office:string-value="População residente em área rural" calcext:value-type="string">
            <text:p>População residente em área rural</text:p>
          </table:table-cell>
          <table:table-cell table:style-name="ce29" table:content-validation-name="val1" office:value-type="string" calcext:value-type="string">
            <text:p>POP</text:p>
          </table:table-cell>
          <table:table-cell table:style-name="ce29" table:formula="of:= CONCATENATE(INDIRECT(&quot;temas.C&quot; &amp; MATCH([.C28];[$temas.$A$1:$temas.$A$99];0)); &quot;_&quot;;[.A28])" office:value-type="string" office:string-value="populacao_5" calcext:value-type="string">
            <text:p>populacao_5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31]" office:value-type="float" office:value="4" calcext:value-type="float">
            <text:p>4</text:p>
          </table:table-cell>
          <table:table-cell table:style-name="ce17" table:formula="of:=INDIRECT(&quot;variaveis.B&quot; &amp; MATCH([.A29];[$variaveis.$A$1:$variaveis.$A$101];0))" office:value-type="string" office:string-value="População residente em área urbana" calcext:value-type="string">
            <text:p>População residente em área urbana</text:p>
          </table:table-cell>
          <table:table-cell table:style-name="ce29" table:content-validation-name="val1" office:value-type="string" calcext:value-type="string">
            <text:p>POP</text:p>
          </table:table-cell>
          <table:table-cell table:style-name="ce29" table:formula="of:= CONCATENATE(INDIRECT(&quot;temas.C&quot; &amp; MATCH([.C29];[$temas.$A$1:$temas.$A$99];0)); &quot;_&quot;;[.A29])" office:value-type="string" office:string-value="populacao_4" calcext:value-type="string">
            <text:p>populacao_4</text:p>
          </table:table-cell>
          <table:table-cell table:style-name="ce17" table:number-columns-repeated="1020"/>
        </table:table-row>
        <table:table-row table:style-name="ro1">
          <table:table-cell table:style-name="ce19" table:formula="of:=[$variaveis.$A32]" office:value-type="float" office:value="1" calcext:value-type="float">
            <text:p>1</text:p>
          </table:table-cell>
          <table:table-cell table:style-name="ce19" table:formula="of:=INDIRECT(&quot;variaveis.B&quot; &amp; MATCH([.A30];[$variaveis.$A$1:$variaveis.$A$101];0))" office:value-type="string" office:string-value="População total" calcext:value-type="string">
            <text:p>População total</text:p>
          </table:table-cell>
          <table:table-cell table:style-name="ce31" table:content-validation-name="val1" office:value-type="string" calcext:value-type="string">
            <text:p>POP</text:p>
          </table:table-cell>
          <table:table-cell table:style-name="ce31" table:formula="of:= CONCATENATE(INDIRECT(&quot;temas.C&quot; &amp; MATCH([.C30];[$temas.$A$1:$temas.$A$99];0)); &quot;_&quot;;[.A30])" office:value-type="string" office:string-value="populacao_1" calcext:value-type="string">
            <text:p>populacao_1</text:p>
          </table:table-cell>
          <table:table-cell table:style-name="ce19" table:number-columns-repeated="1020"/>
        </table:table-row>
        <table:table-row table:style-name="ro1">
          <table:table-cell table:style-name="ce19" table:formula="of:=[$variaveis.$A33]" office:value-type="float" office:value="9" calcext:value-type="float">
            <text:p>9</text:p>
          </table:table-cell>
          <table:table-cell table:style-name="ce19" table:formula="of:=INDIRECT(&quot;variaveis.B&quot; &amp; MATCH([.A31];[$variaveis.$A$1:$variaveis.$A$101];0))" office:value-type="string" office:string-value="Taxa bruta de mortalidade" calcext:value-type="string">
            <text:p>Taxa bruta de mortalidade</text:p>
          </table:table-cell>
          <table:table-cell table:style-name="ce31" table:content-validation-name="val1" office:value-type="string" calcext:value-type="string">
            <text:p>POP</text:p>
          </table:table-cell>
          <table:table-cell table:style-name="ce31" table:formula="of:= CONCATENATE(INDIRECT(&quot;temas.C&quot; &amp; MATCH([.C31];[$temas.$A$1:$temas.$A$99];0)); &quot;_&quot;;[.A31])" office:value-type="string" office:string-value="populacao_9" calcext:value-type="string">
            <text:p>populacao_9</text:p>
          </table:table-cell>
          <table:table-cell table:style-name="ce19" table:number-columns-repeated="1020"/>
        </table:table-row>
        <table:table-row table:style-name="ro1">
          <table:table-cell table:style-name="ce19" table:formula="of:=[$variaveis.$A34]" office:value-type="float" office:value="8" calcext:value-type="float">
            <text:p>8</text:p>
          </table:table-cell>
          <table:table-cell table:style-name="ce19" table:formula="of:=INDIRECT(&quot;variaveis.B&quot; &amp; MATCH([.A32];[$variaveis.$A$1:$variaveis.$A$101];0))" office:value-type="string" office:string-value="Taxa bruta de natalidade" calcext:value-type="string">
            <text:p>Taxa bruta de natalidade</text:p>
          </table:table-cell>
          <table:table-cell table:style-name="ce31" table:content-validation-name="val1" office:value-type="string" calcext:value-type="string">
            <text:p>POP</text:p>
          </table:table-cell>
          <table:table-cell table:style-name="ce31" table:formula="of:= CONCATENATE(INDIRECT(&quot;temas.C&quot; &amp; MATCH([.C32];[$temas.$A$1:$temas.$A$99];0)); &quot;_&quot;;[.A32])" office:value-type="string" office:string-value="populacao_8" calcext:value-type="string">
            <text:p>populacao_8</text:p>
          </table:table-cell>
          <table:table-cell table:style-name="ce19" table:number-columns-repeated="1020"/>
        </table:table-row>
        <table:table-row table:style-name="ro1">
          <table:table-cell table:style-name="ce19" table:formula="of:=[$variaveis.$A35]" office:value-type="float" office:value="7" calcext:value-type="float">
            <text:p>7</text:p>
          </table:table-cell>
          <table:table-cell table:style-name="ce19" table:formula="of:=INDIRECT(&quot;variaveis.B&quot; &amp; MATCH([.A33];[$variaveis.$A$1:$variaveis.$A$101];0))" office:value-type="string" office:string-value="Taxa média anual do crescimento da população" calcext:value-type="string">
            <text:p>Taxa média anual do crescimento da população</text:p>
          </table:table-cell>
          <table:table-cell table:style-name="ce31" table:content-validation-name="val1" office:value-type="string" calcext:value-type="string">
            <text:p>POP</text:p>
          </table:table-cell>
          <table:table-cell table:style-name="ce31" table:formula="of:= CONCATENATE(INDIRECT(&quot;temas.C&quot; &amp; MATCH([.C33];[$temas.$A$1:$temas.$A$99];0)); &quot;_&quot;;[.A33])" office:value-type="string" office:string-value="populacao_7" calcext:value-type="string">
            <text:p>populacao_7</text:p>
          </table:table-cell>
          <table:table-cell table:style-name="ce19" table:number-columns-repeated="1020"/>
        </table:table-row>
        <table:table-row table:style-name="ro1">
          <table:table-cell table:style-name="ce19" table:formula="of:=[$variaveis.$A36]" office:value-type="float" office:value="29" calcext:value-type="float">
            <text:p>29</text:p>
          </table:table-cell>
          <table:table-cell table:style-name="ce19" table:formula="of:=INDIRECT(&quot;variaveis.B&quot; &amp; MATCH([.A34];[$variaveis.$A$1:$variaveis.$A$101];0))" office:value-type="string" office:string-value="Assinantes de telefonia celular" calcext:value-type="string">
            <text:p>Assinantes de telefonia celular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style-name="ce31" table:formula="of:= CONCATENATE(INDIRECT(&quot;temas.C&quot; &amp; MATCH([.C34];[$temas.$A$1:$temas.$A$99];0)); &quot;_&quot;;[.A34])" office:value-type="string" office:string-value="redes_29" calcext:value-type="string">
            <text:p>redes_29</text:p>
          </table:table-cell>
          <table:table-cell table:style-name="ce19" table:number-columns-repeated="1020"/>
        </table:table-row>
        <table:table-row table:style-name="ro1">
          <table:table-cell table:style-name="ce19" table:formula="of:=[$variaveis.$A37]" office:value-type="float" office:value="28" calcext:value-type="float">
            <text:p>28</text:p>
          </table:table-cell>
          <table:table-cell table:style-name="ce19" table:formula="of:=INDIRECT(&quot;variaveis.B&quot; &amp; MATCH([.A35];[$variaveis.$A$1:$variaveis.$A$101];0))" office:value-type="string" office:string-value="Linhas telefônicas" calcext:value-type="string">
            <text:p>Linhas telefônicas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style-name="ce31" table:formula="of:= CONCATENATE(INDIRECT(&quot;temas.C&quot; &amp; MATCH([.C35];[$temas.$A$1:$temas.$A$99];0)); &quot;_&quot;;[.A35])" office:value-type="string" office:string-value="redes_28" calcext:value-type="string">
            <text:p>redes_28</text:p>
          </table:table-cell>
          <table:table-cell table:style-name="ce19" table:number-columns-repeated="1020"/>
        </table:table-row>
        <table:table-row table:style-name="ro1">
          <table:table-cell table:formula="of:=[$variaveis.$A38]" office:value-type="float" office:value="30" calcext:value-type="float">
            <text:p>30</text:p>
          </table:table-cell>
          <table:table-cell table:formula="of:=INDIRECT(&quot;variaveis.B&quot; &amp; MATCH([.A36];[$variaveis.$A$1:$variaveis.$A$101];0))" office:value-type="string" office:string-value="Número de computadores pessoais" calcext:value-type="string">
            <text:p>Número de computadores pessoais</text:p>
          </table:table-cell>
          <table:table-cell table:style-name="ce30" table:content-validation-name="val1" office:value-type="string" calcext:value-type="string">
            <text:p>RED</text:p>
          </table:table-cell>
          <table:table-cell table:style-name="ce30" table:formula="of:= CONCATENATE(INDIRECT(&quot;temas.C&quot; &amp; MATCH([.C36];[$temas.$A$1:$temas.$A$99];0)); &quot;_&quot;;[.A36])" office:value-type="string" office:string-value="redes_30" calcext:value-type="string">
            <text:p>redes_30</text:p>
          </table:table-cell>
          <table:table-cell table:number-columns-repeated="1020"/>
        </table:table-row>
        <table:table-row table:style-name="ro1">
          <table:table-cell table:style-name="ce19" table:formula="of:=[$variaveis.$A39]" office:value-type="float" office:value="31" calcext:value-type="float">
            <text:p>31</text:p>
          </table:table-cell>
          <table:table-cell table:style-name="ce19" table:formula="of:=INDIRECT(&quot;variaveis.B&quot; &amp; MATCH([.A37];[$variaveis.$A$1:$variaveis.$A$101];0))" office:value-type="string" office:string-value="Usuários com acesso a internet" calcext:value-type="string">
            <text:p>Usuários com acesso a internet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style-name="ce31" table:formula="of:= CONCATENATE(INDIRECT(&quot;temas.C&quot; &amp; MATCH([.C37];[$temas.$A$1:$temas.$A$99];0)); &quot;_&quot;;[.A37])" office:value-type="string" office:string-value="redes_31" calcext:value-type="string">
            <text:p>redes_31</text:p>
          </table:table-cell>
          <table:table-cell table:style-name="ce19"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as" table:style-name="ta1">
        <table:table-column table:style-name="co5" table:number-columns-repeated="1024" table:default-cell-style-name="ce6"/>
        <table:table-row table:style-name="ro4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ome</text:p>
          </table:table-cell>
          <table:table-cell office:value-type="string" calcext:value-type="string">
            <text:p>alia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ECO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economia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OC</text:p>
          </table:table-cell>
          <table:table-cell office:value-type="string" calcext:value-type="string">
            <text:p>Indicadores sociais</text:p>
          </table:table-cell>
          <table:table-cell office:value-type="string" calcext:value-type="string">
            <text:p>indicadoressociai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MB</text:p>
          </table:table-cell>
          <table:table-cell office:value-type="string" calcext:value-type="string">
            <text:p>Meio Ambiente</text:p>
          </table:table-cell>
          <table:table-cell office:value-type="string" calcext:value-type="string">
            <text:p>meioambiente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OP</text:p>
          </table:table-cell>
          <table:table-cell office:value-type="string" calcext:value-type="string">
            <text:p>População</text:p>
          </table:table-cell>
          <table:table-cell table:formula="of:=&quot;populacao&quot;" office:value-type="string" office:string-value="populacao" calcext:value-type="string">
            <text:p>populacao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RED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rede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AU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saude</text:p>
          </table:table-cell>
          <table:table-cell table:number-columns-repeated="1021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ariaveis" table:style-name="ta1">
        <table:table-column table:style-name="co23" table:default-cell-style-name="ce8"/>
        <table:table-column table:style-name="co24" table:default-cell-style-name="ce10"/>
        <table:table-column table:style-name="co25" table:number-columns-repeated="2" table:default-cell-style-name="ce10"/>
        <table:table-column table:style-name="co5" table:number-columns-repeated="5" table:default-cell-style-name="ce8"/>
        <table:table-column table:style-name="co26" table:default-cell-style-name="ce8"/>
        <table:table-column table:style-name="co5" table:number-columns-repeated="1014" table:default-cell-style-name="ce8"/>
        <table:table-row table:style-name="ro6">
          <table:table-cell table:style-name="ce7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nome_english</text:p>
          </table:table-cell>
          <table:table-cell table:style-name="ce9" office:value-type="string" calcext:value-type="string">
            <text:p>nome_na_publicacao</text:p>
          </table:table-cell>
          <table:table-cell table:style-name="ce7" office:value-type="string" calcext:value-type="string">
            <text:p>fonte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unidade</text:p>
          </table:table-cell>
          <table:table-cell table:style-name="ce7" office:value-type="string" calcext:value-type="string">
            <text:p>unidade_modificador</text:p>
          </table:table-cell>
          <table:table-cell table:style-name="ce7" office:value-type="string" calcext:value-type="string">
            <text:p>periodo_mais_antigo</text:p>
          </table:table-cell>
          <table:table-cell table:style-name="ce7" office:value-type="string" calcext:value-type="string">
            <text:p>periodicidade</text:p>
          </table:table-cell>
          <table:table-cell table:style-name="ce7"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ntrada de turistas</text:p>
          </table:table-cell>
          <table:table-cell office:value-type="string" calcext:value-type="string">
            <text:p>Tourist arrivals</text:p>
          </table:table-cell>
          <table:table-cell office:value-type="string" calcext:value-type="string">
            <text:p>International tourism, number of arrivals</text:p>
          </table:table-cell>
          <table:table-cell table:content-validation-name="val2" office:value-type="string" calcext:value-type="string">
            <text:p>WDI</text:p>
          </table:table-cell>
          <table:table-cell table:style-name="ce40" office:value-type="string" calcext:value-type="string">
            <text:p>NU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astos públicos com educaçã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astos públicos com saúde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Investimentos em pesquisa e desenvolvimento</text:p>
          </table:table-cell>
          <table:table-cell/>
          <table:table-cell office:value-type="string" calcext:value-type="string">
            <text:p>Research and development expenditure (% of GDP)</text:p>
          </table:table-cell>
          <table:table-cell table:content-validation-name="val2" office:value-type="string" calcext:value-type="string">
            <text:p>WDI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Mulheres de 15 anos ou mais </text:p>
            <text:p>De idade economicamente ativas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IB per capita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População de 15 anos ou mais </text:p>
            <text:p>De idade economicamente ativas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otal de exportaçã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otal de importaçã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otal do PIB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lorias consumidas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sperança de vida ao nascer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Índice de </text:p>
            <text:p>Desenvolvimento human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opulação com acesso </text:p>
            <text:p>A água potável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opulação com acesso </text:p>
            <text:p>A rede sanitária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pulação subnutrida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Taxa bruta de matrículas para </text:p>
            <text:p>Todos os níveis de ensin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Taxa de alfabetização </text:p>
            <text:p>das pessoas de 15 anos </text:p>
            <text:p>Ou mais de idade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5">
          <table:table-cell office:value-type="string" calcext:value-type="string">
            <text:p>Z1</text:p>
          </table:table-cell>
          <table:table-cell office:value-type="string" calcext:value-type="string">
            <text:p>Área do país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ountry Area</text:p>
          </table:table-cell>
          <table:table-cell table:content-validation-name="val2" office:value-type="string" calcext:value-type="string">
            <text:p>FAOSTA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hectares</text:p>
          </table:table-cell>
          <table:table-cell office:value-type="float" office:value="1000" calcext:value-type="float">
            <text:p>100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Z2</text:p>
          </table:table-cell>
          <table:table-cell office:value-type="string" calcext:value-type="string">
            <text:p>Land Area</text:p>
          </table:table-cell>
          <table:table-cell office:value-type="string" calcext:value-type="string">
            <text:p>--</text:p>
          </table:table-cell>
          <table:table-cell table:style-name="ce27" office:value-type="string" calcext:value-type="string">
            <text:p>Land Area</text:p>
          </table:table-cell>
          <table:table-cell table:content-validation-name="val2" office:value-type="string" calcext:value-type="string">
            <text:p>FAOSTA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hectares</text:p>
          </table:table-cell>
          <table:table-cell office:value-type="float" office:value="1001" calcext:value-type="float">
            <text:p>1001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Áreas cultivadas</text:p>
          </table:table-cell>
          <table:table-cell office:value-type="string" calcext:value-type="string">
            <text:p>Cultivated areas</text:p>
          </table:table-cell>
          <table:table-cell/>
          <table:table-cell table:content-validation-name="val2" office:value-type="string" calcext:value-type="string">
            <text:p>FAOSTA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hectares</text:p>
          </table:table-cell>
          <table:table-cell office:value-type="float" office:value="1000" calcext:value-type="float">
            <text:p>100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Áreas de pastagens permanentes</text:p>
          </table:table-cell>
          <table:table-cell office:value-type="string" calcext:value-type="string">
            <text:p>Permanent pasture areas</text:p>
          </table:table-cell>
          <table:table-cell office:value-type="string" calcext:value-type="string">
            <text:p>Permanent meadows and pastures</text:p>
          </table:table-cell>
          <table:table-cell table:content-validation-name="val2" office:value-type="string" calcext:value-type="string">
            <text:p>FAOSTA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hectares</text:p>
          </table:table-cell>
          <table:table-cell office:value-type="float" office:value="1000" calcext:value-type="float">
            <text:p>100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Áreas protegidas no total do território nacional</text:p>
          </table:table-cell>
          <table:table-cell table:number-columns-repeated="2"/>
          <table:table-cell table:content-validation-name="val2" office:value-type="string" calcext:value-type="string">
            <text:p>MDG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definida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odução de gás natural</text:p>
          </table:table-cell>
          <table:table-cell office:value-type="string" calcext:value-type="string">
            <text:p>Natural gas production</text:p>
          </table:table-cell>
          <table:table-cell office:value-type="string" calcext:value-type="string">
            <text:p>Tabela 1.7 – Produção de gás natural, segundo regiões geográficas, países e blocos econômicos – 2007-2016</text:p>
          </table:table-cell>
          <table:table-cell table:content-validation-name="val2" office:value-type="string" calcext:value-type="string">
            <text:p>ANP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bilhões de m³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rodução de petróleo</text:p>
          </table:table-cell>
          <table:table-cell office:value-type="string" calcext:value-type="string">
            <text:p>Petroleum production</text:p>
          </table:table-cell>
          <table:table-cell office:value-type="string" calcext:value-type="string">
            <text:p>Tabela 1.2 – Produção de petróleo, segundo regiões geográficas, países e blocos econômicos - 2007-2016</text:p>
          </table:table-cell>
          <table:table-cell table:content-validation-name="val2" office:value-type="string" calcext:value-type="string">
            <text:p>ANP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mil barris/dia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nsidade demográfica</text:p>
          </table:table-cell>
          <table:table-cell table:number-columns-repeated="2" office:value-type="string" calcext:value-type="string">
            <text:p>Population density</text:p>
          </table:table-cell>
          <table:table-cell table:content-validation-name="val2" table:formula="of:=[$fontes.$A$3]" office:value-type="string" office:string-value="WPP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habitantes/km²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mens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Total male population (thousands)</text:p>
          </table:table-cell>
          <table:table-cell table:content-validation-name="val2" table:formula="of:=[$fontes.$A$3]" office:value-type="string" office:string-value="WPP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milhares de pessoas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ulheres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Total female population (thousands)</text:p>
          </table:table-cell>
          <table:table-cell table:content-validation-name="val2" table:formula="of:=[$fontes.$A$3]" office:value-type="string" office:string-value="WPP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milhares de pessoas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pulação residente em área rural</text:p>
          </table:table-cell>
          <table:table-cell office:value-type="string" calcext:value-type="string">
            <text:p>Resident population in rural áreas</text:p>
          </table:table-cell>
          <table:table-cell table:style-name="ce11" office:value-type="string" calcext:value-type="string">
            <text:p>None</text:p>
          </table:table-cell>
          <table:table-cell table:content-validation-name="val2" office:value-type="string" calcext:value-type="string">
            <text:p>WUP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pulação residente em área urbana</text:p>
          </table:table-cell>
          <table:table-cell office:value-type="string" calcext:value-type="string">
            <text:p>Resident population in urban áreas</text:p>
          </table:table-cell>
          <table:table-cell office:value-type="string" calcext:value-type="string">
            <text:p>Annual Percentage of Population at Mid-Year Residing in Urban Areas, 1950-2050</text:p>
          </table:table-cell>
          <table:table-cell table:content-validation-name="val2" office:value-type="string" calcext:value-type="string">
            <text:p>WUP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pulação total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Total Population by sex (thousands)</text:p>
          </table:table-cell>
          <table:table-cell table:content-validation-name="val2" office:value-type="string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milhares de pessoas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xa bruta de mortalidade</text:p>
          </table:table-cell>
          <table:table-cell office:value-type="string" calcext:value-type="string">
            <text:p>Gross mortality rate</text:p>
          </table:table-cell>
          <table:table-cell office:value-type="string" calcext:value-type="string">
            <text:p>Crude death rate (CDR)</text:p>
          </table:table-cell>
          <table:table-cell table:content-validation-name="val2" office:value-type="string" calcext:value-type="string">
            <text:p>SOWC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por mil</text:p>
          </table:table-cell>
          <table:table-cell office:value-type="float" office:value="1" calcext:value-type="float">
            <text:p>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definida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xa bruta de natalidade</text:p>
          </table:table-cell>
          <table:table-cell office:value-type="string" calcext:value-type="string">
            <text:p>Gross birth rate</text:p>
          </table:table-cell>
          <table:table-cell office:value-type="string" calcext:value-type="string">
            <text:p>Crude birth rate (CBR)</text:p>
          </table:table-cell>
          <table:table-cell table:content-validation-name="val2" office:value-type="string" calcext:value-type="string">
            <text:p>SOWC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por mil</text:p>
          </table:table-cell>
          <table:table-cell office:value-type="float" office:value="1" calcext:value-type="float">
            <text:p>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definida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axa média anual do crescimento da população</text:p>
          </table:table-cell>
          <table:table-cell office:value-type="string" calcext:value-type="string">
            <text:p>Average annual population growth rate</text:p>
          </table:table-cell>
          <table:table-cell office:value-type="string" calcext:value-type="string">
            <text:p>Ghrowth Rate</text:p>
          </table:table-cell>
          <table:table-cell table:content-validation-name="val2" office:value-type="string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50-1955</text:p>
          </table:table-cell>
          <table:table-cell office:value-type="string" calcext:value-type="string">
            <text:p>quinquenio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ssinantes de telefonia celular</text:p>
          </table:table-cell>
          <table:table-cell office:value-type="string" calcext:value-type="string">
            <text:p>Mobile telephony subscribers</text:p>
          </table:table-cell>
          <table:table-cell office:value-type="string" calcext:value-type="string">
            <text:p>Mobile-cellular subscriptions per 100 inhabitants</text:p>
          </table:table-cell>
          <table:table-cell table:content-validation-name="val2" office:value-type="string" calcext:value-type="string">
            <text:p>ICTEYE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por 100 habitantes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inhas telefônicas</text:p>
          </table:table-cell>
          <table:table-cell office:value-type="string" calcext:value-type="string">
            <text:p>Telephone lines</text:p>
          </table:table-cell>
          <table:table-cell office:value-type="string" calcext:value-type="string">
            <text:p>Fixed-telephone subscriptions per 100 inhabitants</text:p>
          </table:table-cell>
          <table:table-cell table:content-validation-name="val2" office:value-type="string" calcext:value-type="string">
            <text:p>ICTEYE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por 100 habitantes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úmero de computadores pessoais</text:p>
          </table:table-cell>
          <table:table-cell office:value-type="string" calcext:value-type="string">
            <text:p>Number of personal computers</text:p>
          </table:table-cell>
          <table:table-cell/>
          <table:table-cell table:content-validation-name="val2" office:value-type="string" calcext:value-type="string">
            <text:p>ICTEYE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table:number-columns-repeated="4" table:style-name="ce13" office:value-type="string" calcext:value-type="string">
            <text:p>??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suários com acesso a internet</text:p>
          </table:table-cell>
          <table:table-cell office:value-type="string" calcext:value-type="string">
            <text:p>Users with Internet access</text:p>
          </table:table-cell>
          <table:table-cell office:value-type="string" calcext:value-type="string">
            <text:p>Percentage of Individuals using the Internet </text:p>
          </table:table-cell>
          <table:table-cell table:content-validation-name="val2" office:value-type="string" calcext:value-type="string">
            <text:p>ICTEYE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 table:number-rows-repeated="1048516">
          <table:table-cell table:number-columns-repeated="1024"/>
        </table:table-row>
        <table:table-row table:style-name="ro7" table:number-rows-repeated="2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ontes" table:style-name="ta1"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5" table:number-columns-repeated="1020" table:default-cell-style-name="ce3"/>
        <table:table-row table:style-name="ro1"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nome</text:p>
          </table:table-cell>
          <table:table-cell table:style-name="ce14" office:value-type="string" calcext:value-type="string">
            <text:p>url</text:p>
          </table:table-cell>
          <table:table-cell table:style-name="ce14" office:value-type="string" calcext:value-type="string">
            <text:p>responsável</text:p>
          </table:table-cell>
          <table:table-cell table:style-name="ce14" table:number-columns-repeated="1020"/>
        </table:table-row>
        <table:table-row table:style-name="ro2">
          <table:table-cell table:style-name="ce12" office:value-type="string" calcext:value-type="string">
            <text:p>ICTEYE</text:p>
          </table:table-cell>
          <table:table-cell table:style-name="ce15" office:value-type="string" calcext:value-type="string">
            <text:p>ICTEYE, Key ICT data and statistics</text:p>
          </table:table-cell>
          <table:table-cell table:style-name="ce12" office:value-type="string" calcext:value-type="string">
            <text:p>http://www.itu.int/net4/itu-d/icteye/AdvancedDataSearch.aspx</text:p>
          </table:table-cell>
          <table:table-cell table:style-name="ce15" office:value-type="string" calcext:value-type="string">
            <text:p>International Telecommunication Union (ITU)</text:p>
          </table:table-cell>
          <table:table-cell table:style-name="ce12" table:number-columns-repeated="1020"/>
        </table:table-row>
        <table:table-row table:style-name="ro1">
          <table:table-cell office:value-type="string" calcext:value-type="string">
            <text:p>WPP</text:p>
          </table:table-cell>
          <table:table-cell office:value-type="string" calcext:value-type="string">
            <text:p>World Population Prospects</text:p>
          </table:table-cell>
          <table:table-cell office:value-type="string" calcext:value-type="string">
            <text:p>https://esa.un.org/unpd/wpp/</text:p>
          </table:table-cell>
          <table:table-cell office:value-type="string" calcext:value-type="string">
            <text:p>United Nations, Population Di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UP</text:p>
          </table:table-cell>
          <table:table-cell office:value-type="string" calcext:value-type="string">
            <text:p>World Urbanization Prospects</text:p>
          </table:table-cell>
          <table:table-cell office:value-type="string" calcext:value-type="string">
            <text:p>https://esa.un.org/unpd/wup/</text:p>
          </table:table-cell>
          <table:table-cell office:value-type="string" calcext:value-type="string">
            <text:p>United Nations, Population Di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WC</text:p>
          </table:table-cell>
          <table:table-cell office:value-type="string" calcext:value-type="string">
            <text:p>The State of the World’s children </text:p>
          </table:table-cell>
          <table:table-cell office:value-type="string" calcext:value-type="string">
            <text:p>https://www.unicef.org/sowc/</text:p>
          </table:table-cell>
          <table:table-cell office:value-type="string" calcext:value-type="string">
            <text:p>Unice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P</text:p>
          </table:table-cell>
          <table:table-cell office:value-type="string" calcext:value-type="string">
            <text:p>Anuário Estatístico Brasileiro do Petróleo, Gás Natural e Biocombustíveis</text:p>
          </table:table-cell>
          <table:table-cell office:value-type="string" calcext:value-type="string">
            <text:p>http://www.anp.gov.br/publicacoes/anuario-estatistico/</text:p>
          </table:table-cell>
          <table:table-cell office:value-type="string" calcext:value-type="string">
            <text:p>Agência Nacional do Petróleo, Gás Natural e Biocombustíve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OSTAT</text:p>
          </table:table-cell>
          <table:table-cell office:value-type="string" calcext:value-type="string">
            <text:p>FAO Statistics</text:p>
          </table:table-cell>
          <table:table-cell office:value-type="string" calcext:value-type="string">
            <text:p>http://www.fao.org/faostat/en/#data/RL</text:p>
          </table:table-cell>
          <table:table-cell office:value-type="string" calcext:value-type="string">
            <text:p>Food and Agriculture Organization of the United Nat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DG</text:p>
          </table:table-cell>
          <table:table-cell office:value-type="string" calcext:value-type="string">
            <text:p>Millennium Development Goals Indicators</text:p>
          </table:table-cell>
          <table:table-cell office:value-type="string" calcext:value-type="string">
            <text:p>http://mdgs.un.org/unsd/mdg/Data.aspx</text:p>
          </table:table-cell>
          <table:table-cell office:value-type="string" calcext:value-type="string">
            <text:p>United Nations Statistics Division, Department of Economic and Social Affai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DI</text:p>
          </table:table-cell>
          <table:table-cell office:value-type="string" calcext:value-type="string">
            <text:p>World Development Indicators</text:p>
          </table:table-cell>
          <table:table-cell office:value-type="string" calcext:value-type="string">
            <text:p>https://data.worldbank.org/indicator</text:p>
          </table:table-cell>
          <table:table-cell office:value-type="string" calcext:value-type="string">
            <text:p>The World Bank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po_variavel" table:style-name="ta1">
        <table:table-column table:style-name="co14" table:default-cell-style-name="ce6"/>
        <table:table-column table:style-name="co15" table:default-cell-style-name="ce6"/>
        <table:table-column table:style-name="co5" table:number-columns-repeated="1022" table:default-cell-style-name="ce6"/>
        <table:table-row table:style-name="ro4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descricao</text:p>
          </table:table-cell>
          <table:table-cell table:style-name="ce5" table:number-columns-repeated="1022"/>
        </table:table-row>
        <table:table-row table:style-name="ro4">
          <table:table-cell office:value-type="string" calcext:value-type="string">
            <text:p>NUM</text:p>
          </table:table-cell>
          <table:table-cell office:value-type="string" calcext:value-type="string">
            <text:p>numerico</text:p>
          </table:table-cell>
          <table:table-cell table:number-columns-repeated="1022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xtracao" table:style-name="ta1">
        <table:table-column table:style-name="co17" table:default-cell-style-name="ce27"/>
        <table:table-column table:style-name="co27" table:default-cell-style-name="ce27"/>
        <table:table-column table:style-name="co17" table:number-columns-repeated="2" table:default-cell-style-name="ce27"/>
        <table:table-column table:style-name="co28" table:default-cell-style-name="ce27"/>
        <table:table-column table:style-name="co5" table:number-columns-repeated="1019" table:default-cell-style-name="ce27"/>
        <table:table-row table:style-name="ro1">
          <table:table-cell table:style-name="ce24" office:value-type="string" calcext:value-type="string">
            <text:p>variavel_id</text:p>
          </table:table-cell>
          <table:table-cell table:style-name="ce24" office:value-type="string" calcext:value-type="string">
            <text:p>variavel_nome</text:p>
          </table:table-cell>
          <table:table-cell table:style-name="ce24" office:value-type="string" calcext:value-type="string">
            <text:p>fonte</text:p>
          </table:table-cell>
          <table:table-cell table:style-name="ce24" office:value-type="string" calcext:value-type="string">
            <text:p>tipo_acesso</text:p>
          </table:table-cell>
          <table:table-cell table:style-name="ce24" office:value-type="string" calcext:value-type="string">
            <text:p>url</text:p>
          </table:table-cell>
          <table:table-cell table:style-name="ce24" office:value-type="string" calcext:value-type="string">
            <text:p>operacao_especial</text:p>
          </table:table-cell>
          <table:table-cell table:style-name="ce24" table:number-columns-repeated="1018"/>
        </table:table-row>
        <table:table-row table:style-name="ro1">
          <table:table-cell table:style-name="ce16" table:formula="of:=[$variaveis.$A2]" office:value-type="float" office:value="25" calcext:value-type="float">
            <text:p>25</text:p>
          </table:table-cell>
          <table:table-cell table:style-name="ce17" table:formula="of:=INDIRECT(&quot;variaveis.B&quot; &amp; MATCH([.A2];[$variaveis.$A$1:$variaveis.$A$101];0))" office:value-type="string" office:string-value="Entrada de turistas" calcext:value-type="string">
            <text:p>Entrada de turistas</text:p>
          </table:table-cell>
          <table:table-cell table:style-name="ce17" table:formula="of:=INDIRECT(&quot;variaveis.E&quot; &amp; MATCH([.A2];[$variaveis.$A$1:$variaveis.$A$101];0))" office:value-type="string" office:string-value="WDI" calcext:value-type="string">
            <text:p>WDI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://api.worldbank.org/v2/en/indicator/ST.INT.ARVL?downloadformat=csv</text:p>
          </table:table-cell>
          <table:table-cell table:style-name="ce17" office:value-type="string" calcext:value-type="string">
            <text:p>Arquivo dentro de um zip</text:p>
          </table:table-cell>
          <table:table-cell table:style-name="ce17" table:number-columns-repeated="1018"/>
        </table:table-row>
        <table:table-row table:style-name="ro1">
          <table:table-cell table:style-name="ce17" table:formula="of:=[$variaveis.$A3]" office:value-type="string" office:string-value="B" calcext:value-type="string">
            <text:p>B</text:p>
          </table:table-cell>
          <table:table-cell table:style-name="ce17" table:formula="of:=INDIRECT(&quot;variaveis.B&quot; &amp; MATCH([.A3];[$variaveis.$A$1:$variaveis.$A$101];0))" office:value-type="string" office:string-value="Gastos públicos com educação" calcext:value-type="string">
            <text:p>Gastos públicos com educação</text:p>
          </table:table-cell>
          <table:table-cell table:style-name="ce17" table:formula="of:=INDIRECT(&quot;variaveis.E&quot; &amp; MATCH([.A3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 table:number-columns-repeated="1020"/>
        </table:table-row>
        <table:table-row table:style-name="ro1">
          <table:table-cell table:style-name="ce17" table:formula="of:=[$variaveis.$A4]" office:value-type="string" office:string-value="C" calcext:value-type="string">
            <text:p>C</text:p>
          </table:table-cell>
          <table:table-cell table:style-name="ce17" table:formula="of:=INDIRECT(&quot;variaveis.B&quot; &amp; MATCH([.A4];[$variaveis.$A$1:$variaveis.$A$101];0))" office:value-type="string" office:string-value="Gastos públicos com saúde" calcext:value-type="string">
            <text:p>Gastos públicos com saúde</text:p>
          </table:table-cell>
          <table:table-cell table:style-name="ce17" table:formula="of:=INDIRECT(&quot;variaveis.E&quot; &amp; MATCH([.A4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 table:number-columns-repeated="1020"/>
        </table:table-row>
        <table:table-row table:style-name="ro2">
          <table:table-cell table:style-name="ce16" table:formula="of:=[$variaveis.$A5]" office:value-type="float" office:value="22" calcext:value-type="float">
            <text:p>22</text:p>
          </table:table-cell>
          <table:table-cell table:style-name="ce17" table:formula="of:=INDIRECT(&quot;variaveis.B&quot; &amp; MATCH([.A5];[$variaveis.$A$1:$variaveis.$A$101];0))" office:value-type="string" office:string-value="Investimentos em pesquisa e desenvolvimento" calcext:value-type="string">
            <text:p>Investimentos em pesquisa e desenvolvimento</text:p>
          </table:table-cell>
          <table:table-cell table:style-name="ce17" table:formula="of:=INDIRECT(&quot;variaveis.E&quot; &amp; MATCH([.A5];[$variaveis.$A$1:$variaveis.$A$101];0))" office:value-type="string" office:string-value="WDI" calcext:value-type="string">
            <text:p>WDI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://api.worldbank.org/v2/en/indicator/GB.XPD.RSDV.GD.ZS?downloadformat=csv</text:p>
          </table:table-cell>
          <table:table-cell table:style-name="ce17" office:value-type="string" calcext:value-type="string">
            <text:p>Arquivo dentro de um zip</text:p>
          </table:table-cell>
          <table:table-cell table:style-name="ce17" table:number-columns-repeated="1018"/>
        </table:table-row>
        <table:table-row table:style-name="ro2">
          <table:table-cell table:formula="of:=[$variaveis.$A6]" office:value-type="string" office:string-value="E" calcext:value-type="string">
            <text:p>E</text:p>
          </table:table-cell>
          <table:table-cell table:formula="of:=INDIRECT(&quot;variaveis.B&quot; &amp; MATCH([.A6];[$variaveis.$A$1:$variaveis.$A$101];0))" office:value-type="string" office:string-value="Mulheres de 15 anos ou mais &#10;De idade economicamente ativas" calcext:value-type="string">
            <text:p>Mulheres de 15 anos ou mais </text:p>
            <text:p>De idade economicamente ativas</text:p>
          </table:table-cell>
          <table:table-cell table:formula="of:=INDIRECT(&quot;variaveis.E&quot; &amp; MATCH([.A6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1">
          <table:table-cell table:formula="of:=[$variaveis.$A7]" office:value-type="string" office:string-value="F" calcext:value-type="string">
            <text:p>F</text:p>
          </table:table-cell>
          <table:table-cell table:formula="of:=INDIRECT(&quot;variaveis.B&quot; &amp; MATCH([.A7];[$variaveis.$A$1:$variaveis.$A$101];0))" office:value-type="string" office:string-value="PIB per capita" calcext:value-type="string">
            <text:p>PIB per capita</text:p>
          </table:table-cell>
          <table:table-cell table:formula="of:=INDIRECT(&quot;variaveis.E&quot; &amp; MATCH([.A7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2">
          <table:table-cell table:formula="of:=[$variaveis.$A8]" office:value-type="string" office:string-value="G" calcext:value-type="string">
            <text:p>G</text:p>
          </table:table-cell>
          <table:table-cell table:formula="of:=INDIRECT(&quot;variaveis.B&quot; &amp; MATCH([.A8];[$variaveis.$A$1:$variaveis.$A$101];0))" office:value-type="string" office:string-value="População de 15 anos ou mais &#10;De idade economicamente ativas" calcext:value-type="string">
            <text:p>População de 15 anos ou mais </text:p>
            <text:p>De idade economicamente ativas</text:p>
          </table:table-cell>
          <table:table-cell table:formula="of:=INDIRECT(&quot;variaveis.E&quot; &amp; MATCH([.A8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1">
          <table:table-cell table:style-name="ce17" table:formula="of:=[$variaveis.$A9]" office:value-type="float" office:value="27" calcext:value-type="float">
            <text:p>27</text:p>
          </table:table-cell>
          <table:table-cell table:style-name="ce17" table:formula="of:=INDIRECT(&quot;variaveis.B&quot; &amp; MATCH([.A9];[$variaveis.$A$1:$variaveis.$A$101];0))" office:value-type="string" office:string-value="Total de exportação" calcext:value-type="string">
            <text:p>Total de exportação</text:p>
          </table:table-cell>
          <table:table-cell table:style-name="ce17" table:formula="of:=INDIRECT(&quot;variaveis.E&quot; &amp; MATCH([.A9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 table:number-columns-repeated="1020"/>
        </table:table-row>
        <table:table-row table:style-name="ro1">
          <table:table-cell table:style-name="ce17" table:formula="of:=[$variaveis.$A10]" office:value-type="float" office:value="26" calcext:value-type="float">
            <text:p>26</text:p>
          </table:table-cell>
          <table:table-cell table:style-name="ce17" table:formula="of:=INDIRECT(&quot;variaveis.B&quot; &amp; MATCH([.A10];[$variaveis.$A$1:$variaveis.$A$101];0))" office:value-type="string" office:string-value="Total de importação" calcext:value-type="string">
            <text:p>Total de importação</text:p>
          </table:table-cell>
          <table:table-cell table:style-name="ce17" table:formula="of:=INDIRECT(&quot;variaveis.E&quot; &amp; MATCH([.A10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 table:number-columns-repeated="1020"/>
        </table:table-row>
        <table:table-row table:style-name="ro1">
          <table:table-cell table:formula="of:=[$variaveis.$A11]" office:value-type="float" office:value="18" calcext:value-type="float">
            <text:p>18</text:p>
          </table:table-cell>
          <table:table-cell table:formula="of:=INDIRECT(&quot;variaveis.B&quot; &amp; MATCH([.A11];[$variaveis.$A$1:$variaveis.$A$101];0))" office:value-type="string" office:string-value="Total do PIB" calcext:value-type="string">
            <text:p>Total do PIB</text:p>
          </table:table-cell>
          <table:table-cell table:formula="of:=INDIRECT(&quot;variaveis.E&quot; &amp; MATCH([.A11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1">
          <table:table-cell table:formula="of:=[$variaveis.$A12]" office:value-type="float" office:value="13" calcext:value-type="float">
            <text:p>13</text:p>
          </table:table-cell>
          <table:table-cell table:formula="of:=INDIRECT(&quot;variaveis.B&quot; &amp; MATCH([.A12];[$variaveis.$A$1:$variaveis.$A$101];0))" office:value-type="string" office:string-value="Calorias consumidas" calcext:value-type="string">
            <text:p>Calorias consumidas</text:p>
          </table:table-cell>
          <table:table-cell table:formula="of:=INDIRECT(&quot;variaveis.E&quot; &amp; MATCH([.A12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1">
          <table:table-cell table:style-name="ce17" table:formula="of:=[$variaveis.$A13]" office:value-type="float" office:value="11" calcext:value-type="float">
            <text:p>11</text:p>
          </table:table-cell>
          <table:table-cell table:style-name="ce17" table:formula="of:=INDIRECT(&quot;variaveis.B&quot; &amp; MATCH([.A13];[$variaveis.$A$1:$variaveis.$A$101];0))" office:value-type="string" office:string-value="Esperança de vida ao nascer" calcext:value-type="string">
            <text:p>Esperança de vida ao nascer</text:p>
          </table:table-cell>
          <table:table-cell table:style-name="ce17" table:formula="of:=INDIRECT(&quot;variaveis.E&quot; &amp; MATCH([.A13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 table:number-columns-repeated="1020"/>
        </table:table-row>
        <table:table-row table:style-name="ro2">
          <table:table-cell table:style-name="ce17" table:formula="of:=[$variaveis.$A14]" office:value-type="float" office:value="10" calcext:value-type="float">
            <text:p>10</text:p>
          </table:table-cell>
          <table:table-cell table:style-name="ce17" table:formula="of:=INDIRECT(&quot;variaveis.B&quot; &amp; MATCH([.A14];[$variaveis.$A$1:$variaveis.$A$101];0))" office:value-type="string" office:string-value="Índice de &#10;Desenvolvimento humano" calcext:value-type="string">
            <text:p>Índice de </text:p>
            <text:p>Desenvolvimento humano</text:p>
          </table:table-cell>
          <table:table-cell table:style-name="ce17" table:formula="of:=INDIRECT(&quot;variaveis.E&quot; &amp; MATCH([.A14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 table:number-columns-repeated="1020"/>
        </table:table-row>
        <table:table-row table:style-name="ro2">
          <table:table-cell table:style-name="ce17" table:formula="of:=[$variaveis.$A15]" office:value-type="float" office:value="14" calcext:value-type="float">
            <text:p>14</text:p>
          </table:table-cell>
          <table:table-cell table:style-name="ce17" table:formula="of:=INDIRECT(&quot;variaveis.B&quot; &amp; MATCH([.A15];[$variaveis.$A$1:$variaveis.$A$101];0))" office:value-type="string" office:string-value="População com acesso &#10;A água potável" calcext:value-type="string">
            <text:p>População com acesso </text:p>
            <text:p>A água potável</text:p>
          </table:table-cell>
          <table:table-cell table:style-name="ce17" table:formula="of:=INDIRECT(&quot;variaveis.E&quot; &amp; MATCH([.A15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 table:number-columns-repeated="1020"/>
        </table:table-row>
        <table:table-row table:style-name="ro2">
          <table:table-cell table:style-name="ce17" table:formula="of:=[$variaveis.$A16]" office:value-type="float" office:value="15" calcext:value-type="float">
            <text:p>15</text:p>
          </table:table-cell>
          <table:table-cell table:style-name="ce17" table:formula="of:=INDIRECT(&quot;variaveis.B&quot; &amp; MATCH([.A16];[$variaveis.$A$1:$variaveis.$A$101];0))" office:value-type="string" office:string-value="População com acesso &#10;A rede sanitária" calcext:value-type="string">
            <text:p>População com acesso </text:p>
            <text:p>A rede sanitária</text:p>
          </table:table-cell>
          <table:table-cell table:style-name="ce17" table:formula="of:=INDIRECT(&quot;variaveis.E&quot; &amp; MATCH([.A16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 table:number-columns-repeated="1020"/>
        </table:table-row>
        <table:table-row table:style-name="ro1">
          <table:table-cell table:formula="of:=[$variaveis.$A17]" office:value-type="float" office:value="12" calcext:value-type="float">
            <text:p>12</text:p>
          </table:table-cell>
          <table:table-cell table:formula="of:=INDIRECT(&quot;variaveis.B&quot; &amp; MATCH([.A17];[$variaveis.$A$1:$variaveis.$A$101];0))" office:value-type="string" office:string-value="População subnutrida" calcext:value-type="string">
            <text:p>População subnutrida</text:p>
          </table:table-cell>
          <table:table-cell table:formula="of:=INDIRECT(&quot;variaveis.E&quot; &amp; MATCH([.A17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2">
          <table:table-cell table:formula="of:=[$variaveis.$A18]" office:value-type="float" office:value="17" calcext:value-type="float">
            <text:p>17</text:p>
          </table:table-cell>
          <table:table-cell table:formula="of:=INDIRECT(&quot;variaveis.B&quot; &amp; MATCH([.A18];[$variaveis.$A$1:$variaveis.$A$101];0))" office:value-type="string" office:string-value="Taxa bruta de matrículas para &#10;Todos os níveis de ensino" calcext:value-type="string">
            <text:p>Taxa bruta de matrículas para </text:p>
            <text:p>Todos os níveis de ensino</text:p>
          </table:table-cell>
          <table:table-cell table:formula="of:=INDIRECT(&quot;variaveis.E&quot; &amp; MATCH([.A18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5">
          <table:table-cell table:formula="of:=[$variaveis.$A19]" office:value-type="float" office:value="16" calcext:value-type="float">
            <text:p>16</text:p>
          </table:table-cell>
          <table:table-cell table:formula="of:=INDIRECT(&quot;variaveis.B&quot; &amp; MATCH([.A19];[$variaveis.$A$1:$variaveis.$A$101];0))" office:value-type="string" office:string-value="Taxa de alfabetização &#10;das pessoas de 15 anos &#10;Ou mais de idade" calcext:value-type="string">
            <text:p>Taxa de alfabetização </text:p>
            <text:p>das pessoas de 15 anos </text:p>
            <text:p>Ou mais de idade</text:p>
          </table:table-cell>
          <table:table-cell table:formula="of:=INDIRECT(&quot;variaveis.E&quot; &amp; MATCH([.A19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5">
          <table:table-cell table:style-name="ce17" table:formula="of:=[$variaveis.$A20]" office:value-type="string" office:string-value="Z1" calcext:value-type="string">
            <text:p>Z1</text:p>
          </table:table-cell>
          <table:table-cell table:style-name="ce17" table:formula="of:=INDIRECT(&quot;variaveis.B&quot; &amp; MATCH([.A20];[$variaveis.$A$1:$variaveis.$A$101];0))" office:value-type="string" office:string-value="Área do país" calcext:value-type="string">
            <text:p>Área do país</text:p>
          </table:table-cell>
          <table:table-cell table:style-name="ce17" table:formula="of:=INDIRECT(&quot;variaveis.E&quot; &amp; MATCH([.A20];[$variaveis.$A$1:$variaveis.$A$101];0))" office:value-type="string" office:string-value="FAOSTAT" calcext:value-type="string">
            <text:p>FAOSTAT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://fenixservices.fao.org/faostat/static/bulkdownloads/Inputs_LandUse_E_All_Data_(Normalized).zip</text:p>
          </table:table-cell>
          <table:table-cell table:style-name="ce34" office:value-type="string" calcext:value-type="string">
            <text:p>None</text:p>
          </table:table-cell>
          <table:table-cell table:style-name="ce17" table:number-columns-repeated="1018"/>
        </table:table-row>
        <table:table-row table:style-name="ro5">
          <table:table-cell table:style-name="ce17" table:formula="of:=[$variaveis.$A21]" office:value-type="string" office:string-value="Z2" calcext:value-type="string">
            <text:p>Z2</text:p>
          </table:table-cell>
          <table:table-cell table:style-name="ce17" table:formula="of:=INDIRECT(&quot;variaveis.B&quot; &amp; MATCH([.A21];[$variaveis.$A$1:$variaveis.$A$101];0))" office:value-type="string" office:string-value="Land Area" calcext:value-type="string">
            <text:p>Land Area</text:p>
          </table:table-cell>
          <table:table-cell table:style-name="ce17" table:formula="of:=INDIRECT(&quot;variaveis.E&quot; &amp; MATCH([.A21];[$variaveis.$A$1:$variaveis.$A$101];0))" office:value-type="string" office:string-value="FAOSTAT" calcext:value-type="string">
            <text:p>FAOSTAT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://fenixservices.fao.org/faostat/static/bulkdownloads/Inputs_LandUse_E_All_Data_(Normalized).zip</text:p>
          </table:table-cell>
          <table:table-cell table:style-name="ce34" office:value-type="string" calcext:value-type="string">
            <text:p>None</text:p>
          </table:table-cell>
          <table:table-cell table:style-name="ce17" table:number-columns-repeated="1018"/>
        </table:table-row>
        <table:table-row table:style-name="ro1">
          <table:table-cell table:style-name="ce17" table:formula="of:=[$variaveis.$A22]" office:value-type="float" office:value="33" calcext:value-type="float">
            <text:p>33</text:p>
          </table:table-cell>
          <table:table-cell table:style-name="ce17" table:formula="of:=INDIRECT(&quot;variaveis.B&quot; &amp; MATCH([.A22];[$variaveis.$A$1:$variaveis.$A$101];0))" office:value-type="string" office:string-value="Áreas cultivadas" calcext:value-type="string">
            <text:p>Áreas cultivadas</text:p>
          </table:table-cell>
          <table:table-cell table:style-name="ce17" table:formula="of:=INDIRECT(&quot;variaveis.E&quot; &amp; MATCH([.A22];[$variaveis.$A$1:$variaveis.$A$101];0))" office:value-type="string" office:string-value="FAOSTAT" calcext:value-type="string">
            <text:p>FAOSTAT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://fenixservices.fao.org/faostat/static/bulkdownloads/Inputs_LandUse_E_All_Data_(Normalized).zip</text:p>
          </table:table-cell>
          <table:table-cell table:style-name="ce17" office:value-type="string" calcext:value-type="string">
            <text:p>Dividir o valor da variável pelo valor de “Land Area”</text:p>
          </table:table-cell>
          <table:table-cell table:style-name="ce17" table:number-columns-repeated="1018"/>
        </table:table-row>
        <table:table-row table:style-name="ro1">
          <table:table-cell table:style-name="ce17" table:formula="of:=[$variaveis.$A23]" office:value-type="float" office:value="34" calcext:value-type="float">
            <text:p>34</text:p>
          </table:table-cell>
          <table:table-cell table:style-name="ce17" table:formula="of:=INDIRECT(&quot;variaveis.B&quot; &amp; MATCH([.A23];[$variaveis.$A$1:$variaveis.$A$101];0))" office:value-type="string" office:string-value="Áreas de pastagens permanentes" calcext:value-type="string">
            <text:p>Áreas de pastagens permanentes</text:p>
          </table:table-cell>
          <table:table-cell table:style-name="ce17" table:formula="of:=INDIRECT(&quot;variaveis.E&quot; &amp; MATCH([.A23];[$variaveis.$A$1:$variaveis.$A$101];0))" office:value-type="string" office:string-value="FAOSTAT" calcext:value-type="string">
            <text:p>FAOSTAT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://fenixservices.fao.org/faostat/static/bulkdownloads/Inputs_LandUse_E_All_Data_(Normalized).zip</text:p>
          </table:table-cell>
          <table:table-cell table:style-name="ce17" office:value-type="string" calcext:value-type="string">
            <text:p>Dividir o valor da variável pelo valor de “Área do País”</text:p>
          </table:table-cell>
          <table:table-cell table:style-name="ce17" table:number-columns-repeated="1018"/>
        </table:table-row>
        <table:table-row table:style-name="ro2">
          <table:table-cell table:style-name="ce17" table:formula="of:=[$variaveis.$A24]" office:value-type="float" office:value="32" calcext:value-type="float">
            <text:p>32</text:p>
          </table:table-cell>
          <table:table-cell table:style-name="ce17" table:formula="of:=INDIRECT(&quot;variaveis.B&quot; &amp; MATCH([.A24];[$variaveis.$A$1:$variaveis.$A$101];0))" office:value-type="string" office:string-value="Áreas protegidas no total do território nacional" calcext:value-type="string">
            <text:p>Áreas protegidas no total do território nacional</text:p>
          </table:table-cell>
          <table:table-cell table:style-name="ce17" table:formula="of:=INDIRECT(&quot;variaveis.E&quot; &amp; MATCH([.A24];[$variaveis.$A$1:$variaveis.$A$101];0))" office:value-type="string" office:string-value="MDG" calcext:value-type="string">
            <text:p>MDG</text:p>
          </table:table-cell>
          <table:table-cell table:style-name="ce17" table:content-validation-name="val3" office:value-type="string" calcext:value-type="string">
            <text:p>html/table</text:p>
          </table:table-cell>
          <table:table-cell table:style-name="ce17" office:value-type="string" calcext:value-type="string">
            <text:p>http://mdgs.un.org/unsd/mdg/Handlers/DataHandler.ashx?ServiceName=FetchData&amp;Series=616&amp;GroupBy=Indicator&amp;RequestId=80</text:p>
          </table:table-cell>
          <table:table-cell table:style-name="ce34" office:value-type="string" calcext:value-type="string">
            <text:p>None</text:p>
          </table:table-cell>
          <table:table-cell table:style-name="ce17" table:number-columns-repeated="1018"/>
        </table:table-row>
        <table:table-row table:style-name="ro1">
          <table:table-cell table:formula="of:=[$variaveis.$A25]" office:value-type="float" office:value="35" calcext:value-type="float">
            <text:p>35</text:p>
          </table:table-cell>
          <table:table-cell table:formula="of:=INDIRECT(&quot;variaveis.B&quot; &amp; MATCH([.A25];[$variaveis.$A$1:$variaveis.$A$101];0))" office:value-type="string" office:string-value="Produção de gás natural" calcext:value-type="string">
            <text:p>Produção de gás natural</text:p>
          </table:table-cell>
          <table:table-cell table:formula="of:=INDIRECT(&quot;variaveis.E&quot; &amp; MATCH([.A25];[$variaveis.$A$1:$variaveis.$A$101];0))" office:value-type="string" office:string-value="ANP" calcext:value-type="string">
            <text:p>ANP</text:p>
          </table:table-cell>
          <table:table-cell table:content-validation-name="val3" office:value-type="string" calcext:value-type="string">
            <text:p>file/xlsx</text:p>
          </table:table-cell>
          <table:table-cell office:value-type="string" calcext:value-type="string">
            <text:p>http://www.anp.gov.br/images/publicacoes/anuario-estatistico/2017/Tabelas/T1.7.xls</text:p>
          </table:table-cell>
          <table:table-cell office:value-type="string" calcext:value-type="string">
            <text:p>Iterar pela página dos anuários para encontrar o link dos antigos, e alcançar a datas mais antigas</text:p>
          </table:table-cell>
          <table:table-cell table:number-columns-repeated="1018"/>
        </table:table-row>
        <table:table-row table:style-name="ro1">
          <table:table-cell table:formula="of:=[$variaveis.$A26]" office:value-type="float" office:value="36" calcext:value-type="float">
            <text:p>36</text:p>
          </table:table-cell>
          <table:table-cell table:formula="of:=INDIRECT(&quot;variaveis.B&quot; &amp; MATCH([.A26];[$variaveis.$A$1:$variaveis.$A$101];0))" office:value-type="string" office:string-value="Produção de petróleo" calcext:value-type="string">
            <text:p>Produção de petróleo</text:p>
          </table:table-cell>
          <table:table-cell table:formula="of:=INDIRECT(&quot;variaveis.E&quot; &amp; MATCH([.A26];[$variaveis.$A$1:$variaveis.$A$101];0))" office:value-type="string" office:string-value="ANP" calcext:value-type="string">
            <text:p>ANP</text:p>
          </table:table-cell>
          <table:table-cell table:content-validation-name="val3" office:value-type="string" calcext:value-type="string">
            <text:p>file/xlsx</text:p>
          </table:table-cell>
          <table:table-cell office:value-type="string" calcext:value-type="string">
            <text:p>http://www.anp.gov.br/images/publicacoes/anuario-estatistico/2017/Tabelas/T1.2.xls</text:p>
          </table:table-cell>
          <table:table-cell office:value-type="string" calcext:value-type="string">
            <text:p>Iterar pela página dos anuários para encontrar o link dos antigos, e alcançar a datas mais antigas</text:p>
          </table:table-cell>
          <table:table-cell table:number-columns-repeated="1018"/>
        </table:table-row>
        <table:table-row table:style-name="ro1">
          <table:table-cell table:style-name="ce17" table:formula="of:=[$variaveis.$A27]" office:value-type="float" office:value="6" calcext:value-type="float">
            <text:p>6</text:p>
          </table:table-cell>
          <table:table-cell table:style-name="ce17" table:formula="of:=INDIRECT(&quot;variaveis.B&quot; &amp; MATCH([.A27];[$variaveis.$A$1:$variaveis.$A$101];0))" office:value-type="string" office:string-value="Densidade demográfica" calcext:value-type="string">
            <text:p>Densidade demográfica</text:p>
          </table:table-cell>
          <table:table-cell table:style-name="ce17" table:formula="of:=INDIRECT(&quot;variaveis.E&quot; &amp; MATCH([.A27];[$variaveis.$A$1:$variaveis.$A$101];0))" office:value-type="string" office:string-value="WPP" calcext:value-type="string">
            <text:p>WPP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17" office:value-type="string" calcext:value-type="string">
            <text:p>https://esa.un.org/unpd/wpp/DVD/Files/1_Indicators%20(Standard)/EXCEL_FILES/1_Population/WPP2017_POP_F06_POPULATION_DENSITY.xlsx</text:p>
          </table:table-cell>
          <table:table-cell table:style-name="ce34" office:value-type="string" calcext:value-type="string">
            <text:p>None</text:p>
          </table:table-cell>
          <table:table-cell table:style-name="ce17" table:number-columns-repeated="1018"/>
        </table:table-row>
        <table:table-row table:style-name="ro1">
          <table:table-cell table:style-name="ce17" table:formula="of:=[$variaveis.$A28]" office:value-type="float" office:value="2" calcext:value-type="float">
            <text:p>2</text:p>
          </table:table-cell>
          <table:table-cell table:style-name="ce17" table:formula="of:=INDIRECT(&quot;variaveis.B&quot; &amp; MATCH([.A28];[$variaveis.$A$1:$variaveis.$A$101];0))" office:value-type="string" office:string-value="Homens" calcext:value-type="string">
            <text:p>Homens</text:p>
          </table:table-cell>
          <table:table-cell table:style-name="ce17" table:formula="of:=INDIRECT(&quot;variaveis.E&quot; &amp; MATCH([.A28];[$variaveis.$A$1:$variaveis.$A$101];0))" office:value-type="string" office:string-value="WPP" calcext:value-type="string">
            <text:p>WPP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s://esa.un.org/unpd/wpp/DVD/Files/1_Indicators (Standard)/CSV_FILES/WPP2017_TotalPopulationBySex.csv</text:p>
          </table:table-cell>
          <table:table-cell table:style-name="ce34" office:value-type="string" calcext:value-type="string">
            <text:p>None</text:p>
          </table:table-cell>
          <table:table-cell table:style-name="ce17" table:number-columns-repeated="1018"/>
        </table:table-row>
        <table:table-row table:style-name="ro1">
          <table:table-cell table:style-name="ce17" table:formula="of:=[$variaveis.$A29]" office:value-type="float" office:value="3" calcext:value-type="float">
            <text:p>3</text:p>
          </table:table-cell>
          <table:table-cell table:style-name="ce17" table:formula="of:=INDIRECT(&quot;variaveis.B&quot; &amp; MATCH([.A29];[$variaveis.$A$1:$variaveis.$A$101];0))" office:value-type="string" office:string-value="Mulheres" calcext:value-type="string">
            <text:p>Mulheres</text:p>
          </table:table-cell>
          <table:table-cell table:style-name="ce17" table:formula="of:=INDIRECT(&quot;variaveis.E&quot; &amp; MATCH([.A29];[$variaveis.$A$1:$variaveis.$A$101];0))" office:value-type="string" office:string-value="WPP" calcext:value-type="string">
            <text:p>WPP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s://esa.un.org/unpd/wpp/DVD/Files/1_Indicators (Standard)/CSV_FILES/WPP2017_TotalPopulationBySex.csv</text:p>
          </table:table-cell>
          <table:table-cell table:style-name="ce34" office:value-type="string" calcext:value-type="string">
            <text:p>None</text:p>
          </table:table-cell>
          <table:table-cell table:style-name="ce17" table:number-columns-repeated="1018"/>
        </table:table-row>
        <table:table-row table:style-name="ro1">
          <table:table-cell table:style-name="ce17" table:formula="of:=[$variaveis.$A30]" office:value-type="float" office:value="5" calcext:value-type="float">
            <text:p>5</text:p>
          </table:table-cell>
          <table:table-cell table:style-name="ce17" table:formula="of:=INDIRECT(&quot;variaveis.B&quot; &amp; MATCH([.A30];[$variaveis.$A$1:$variaveis.$A$101];0))" office:value-type="string" office:string-value="População residente em área rural" calcext:value-type="string">
            <text:p>População residente em área rural</text:p>
          </table:table-cell>
          <table:table-cell table:style-name="ce17" table:formula="of:=INDIRECT(&quot;variaveis.E&quot; &amp; MATCH([.A30];[$variaveis.$A$1:$variaveis.$A$101];0))" office:value-type="string" office:string-value="WUP" calcext:value-type="string">
            <text:p>WUP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34" office:value-type="string" calcext:value-type="string">
            <text:p>None</text:p>
          </table:table-cell>
          <table:table-cell table:style-name="ce17" office:value-type="string" calcext:value-type="string">
            <text:p>Subtrair do valor informado em “População residente em área urbana”</text:p>
          </table:table-cell>
          <table:table-cell table:style-name="ce17" table:number-columns-repeated="1018"/>
        </table:table-row>
        <table:table-row table:style-name="ro1">
          <table:table-cell table:style-name="ce17" table:formula="of:=[$variaveis.$A31]" office:value-type="float" office:value="4" calcext:value-type="float">
            <text:p>4</text:p>
          </table:table-cell>
          <table:table-cell table:style-name="ce17" table:formula="of:=INDIRECT(&quot;variaveis.B&quot; &amp; MATCH([.A31];[$variaveis.$A$1:$variaveis.$A$101];0))" office:value-type="string" office:string-value="População residente em área urbana" calcext:value-type="string">
            <text:p>População residente em área urbana</text:p>
          </table:table-cell>
          <table:table-cell table:style-name="ce17" table:formula="of:=INDIRECT(&quot;variaveis.E&quot; &amp; MATCH([.A31];[$variaveis.$A$1:$variaveis.$A$101];0))" office:value-type="string" office:string-value="WUP" calcext:value-type="string">
            <text:p>WUP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17" office:value-type="string" calcext:value-type="string">
            <text:p>https://esa.un.org/unpd/wup/Download/Files/WUP2018-F21-Proportion_Urban_Annual.xls</text:p>
          </table:table-cell>
          <table:table-cell table:style-name="ce34" office:value-type="string" calcext:value-type="string">
            <text:p>None</text:p>
          </table:table-cell>
          <table:table-cell table:style-name="ce17" table:number-columns-repeated="1018"/>
        </table:table-row>
        <table:table-row table:style-name="ro1">
          <table:table-cell table:style-name="ce17" table:formula="of:=[$variaveis.$A32]" office:value-type="float" office:value="1" calcext:value-type="float">
            <text:p>1</text:p>
          </table:table-cell>
          <table:table-cell table:style-name="ce17" table:formula="of:=INDIRECT(&quot;variaveis.B&quot; &amp; MATCH([.A32];[$variaveis.$A$1:$variaveis.$A$101];0))" office:value-type="string" office:string-value="População total" calcext:value-type="string">
            <text:p>População total</text:p>
          </table:table-cell>
          <table:table-cell table:style-name="ce17" table:formula="of:=INDIRECT(&quot;variaveis.E&quot; &amp; MATCH([.A32];[$variaveis.$A$1:$variaveis.$A$101];0))" office:value-type="string" office:string-value="WPP" calcext:value-type="string">
            <text:p>WPP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s://esa.un.org/unpd/wpp/DVD/Files/1_Indicators (Standard)/CSV_FILES/WPP2017_TotalPopulationBySex.csv</text:p>
          </table:table-cell>
          <table:table-cell table:style-name="ce34" office:value-type="string" calcext:value-type="string">
            <text:p>None</text:p>
          </table:table-cell>
          <table:table-cell table:style-name="ce17" table:number-columns-repeated="1018"/>
        </table:table-row>
        <table:table-row table:style-name="ro1">
          <table:table-cell table:style-name="ce17" table:formula="of:=[$variaveis.$A33]" office:value-type="float" office:value="9" calcext:value-type="float">
            <text:p>9</text:p>
          </table:table-cell>
          <table:table-cell table:style-name="ce17" table:formula="of:=INDIRECT(&quot;variaveis.B&quot; &amp; MATCH([.A33];[$variaveis.$A$1:$variaveis.$A$101];0))" office:value-type="string" office:string-value="Taxa bruta de mortalidade" calcext:value-type="string">
            <text:p>Taxa bruta de mortalidade</text:p>
          </table:table-cell>
          <table:table-cell table:style-name="ce17" table:formula="of:=INDIRECT(&quot;variaveis.E&quot; &amp; MATCH([.A33];[$variaveis.$A$1:$variaveis.$A$101];0))" office:value-type="string" office:string-value="SOWC" calcext:value-type="string">
            <text:p>SOWC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17" office:value-type="string" calcext:value-type="string">
            <text:p>https://data.unicef.org/wp-content/uploads/2018/03/SOWC-Statistical-Tables-2017.xlsx</text:p>
          </table:table-cell>
          <table:table-cell table:style-name="ce17" office:value-type="string" calcext:value-type="string">
            <text:p>Acessar tabela “Demographic Indicators”</text:p>
          </table:table-cell>
          <table:table-cell table:style-name="ce17" table:number-columns-repeated="1018"/>
        </table:table-row>
        <table:table-row table:style-name="ro1">
          <table:table-cell table:style-name="ce17" table:formula="of:=[$variaveis.$A34]" office:value-type="float" office:value="8" calcext:value-type="float">
            <text:p>8</text:p>
          </table:table-cell>
          <table:table-cell table:style-name="ce17" table:formula="of:=INDIRECT(&quot;variaveis.B&quot; &amp; MATCH([.A34];[$variaveis.$A$1:$variaveis.$A$101];0))" office:value-type="string" office:string-value="Taxa bruta de natalidade" calcext:value-type="string">
            <text:p>Taxa bruta de natalidade</text:p>
          </table:table-cell>
          <table:table-cell table:style-name="ce17" table:formula="of:=INDIRECT(&quot;variaveis.E&quot; &amp; MATCH([.A34];[$variaveis.$A$1:$variaveis.$A$101];0))" office:value-type="string" office:string-value="SOWC" calcext:value-type="string">
            <text:p>SOWC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17" office:value-type="string" calcext:value-type="string">
            <text:p>https://data.unicef.org/wp-content/uploads/2018/03/SOWC-Statistical-Tables-2017.xlsx</text:p>
          </table:table-cell>
          <table:table-cell table:style-name="ce17" office:value-type="string" calcext:value-type="string">
            <text:p>Acessar tabela “Demographic Indicators”</text:p>
          </table:table-cell>
          <table:table-cell table:style-name="ce17" table:number-columns-repeated="1018"/>
        </table:table-row>
        <table:table-row table:style-name="ro2">
          <table:table-cell table:style-name="ce17" table:formula="of:=[$variaveis.$A35]" office:value-type="float" office:value="7" calcext:value-type="float">
            <text:p>7</text:p>
          </table:table-cell>
          <table:table-cell table:style-name="ce17" table:formula="of:=INDIRECT(&quot;variaveis.B&quot; &amp; MATCH([.A35];[$variaveis.$A$1:$variaveis.$A$101];0))" office:value-type="string" office:string-value="Taxa média anual do crescimento da população" calcext:value-type="string">
            <text:p>Taxa média anual do crescimento da população</text:p>
          </table:table-cell>
          <table:table-cell table:style-name="ce17" table:formula="of:=INDIRECT(&quot;variaveis.E&quot; &amp; MATCH([.A35];[$variaveis.$A$1:$variaveis.$A$101];0))" office:value-type="string" office:string-value="WPP" calcext:value-type="string">
            <text:p>WPP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s://esa.un.org/unpd/wpp/DVD/Files/1_Indicators%20(Standard)/CSV_FILES/WPP2017_PopulationByAgeSex_Medium.csv</text:p>
          </table:table-cell>
          <table:table-cell table:style-name="ce34" office:value-type="string" calcext:value-type="string">
            <text:p>None</text:p>
          </table:table-cell>
          <table:table-cell table:style-name="ce17" table:number-columns-repeated="1018"/>
        </table:table-row>
        <table:table-row table:style-name="ro1">
          <table:table-cell table:style-name="ce17" table:formula="of:=[$variaveis.$A36]" office:value-type="float" office:value="29" calcext:value-type="float">
            <text:p>29</text:p>
          </table:table-cell>
          <table:table-cell table:style-name="ce17" table:formula="of:=INDIRECT(&quot;variaveis.B&quot; &amp; MATCH([.A36];[$variaveis.$A$1:$variaveis.$A$101];0))" office:value-type="string" office:string-value="Assinantes de telefonia celular" calcext:value-type="string">
            <text:p>Assinantes de telefonia celular</text:p>
          </table:table-cell>
          <table:table-cell table:style-name="ce17" table:formula="of:=INDIRECT(&quot;variaveis.E&quot; &amp; MATCH([.A36];[$variaveis.$A$1:$variaveis.$A$101];0))" office:value-type="string" office:string-value="ICTEYE" calcext:value-type="string">
            <text:p>ICTEYE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17" office:value-type="string" calcext:value-type="string">
            <text:p>https://www.itu.int/en/ITU-D/Statistics/Documents/statistics/2018/Mobile_cellular_2000-2016.xls</text:p>
          </table:table-cell>
          <table:table-cell table:style-name="ce34" office:value-type="string" calcext:value-type="string">
            <text:p>None</text:p>
          </table:table-cell>
          <table:table-cell table:style-name="ce17" table:number-columns-repeated="1018"/>
        </table:table-row>
        <table:table-row table:style-name="ro1">
          <table:table-cell table:style-name="ce17" table:formula="of:=[$variaveis.$A37]" office:value-type="float" office:value="28" calcext:value-type="float">
            <text:p>28</text:p>
          </table:table-cell>
          <table:table-cell table:style-name="ce17" table:formula="of:=INDIRECT(&quot;variaveis.B&quot; &amp; MATCH([.A37];[$variaveis.$A$1:$variaveis.$A$101];0))" office:value-type="string" office:string-value="Linhas telefônicas" calcext:value-type="string">
            <text:p>Linhas telefônicas</text:p>
          </table:table-cell>
          <table:table-cell table:style-name="ce17" table:formula="of:=INDIRECT(&quot;variaveis.E&quot; &amp; MATCH([.A37];[$variaveis.$A$1:$variaveis.$A$101];0))" office:value-type="string" office:string-value="ICTEYE" calcext:value-type="string">
            <text:p>ICTEYE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17" office:value-type="string" calcext:value-type="string">
            <text:p>https://www.itu.int/en/ITU-D/Statistics/Documents/statistics/2018/Fixed_tel_2000-2016.xls</text:p>
          </table:table-cell>
          <table:table-cell table:style-name="ce34" office:value-type="string" calcext:value-type="string">
            <text:p>None</text:p>
          </table:table-cell>
          <table:table-cell table:style-name="ce17" table:number-columns-repeated="1018"/>
        </table:table-row>
        <table:table-row table:style-name="ro1">
          <table:table-cell table:formula="of:=[$variaveis.$A38]" office:value-type="float" office:value="30" calcext:value-type="float">
            <text:p>30</text:p>
          </table:table-cell>
          <table:table-cell table:formula="of:=INDIRECT(&quot;variaveis.B&quot; &amp; MATCH([.A38];[$variaveis.$A$1:$variaveis.$A$101];0))" office:value-type="string" office:string-value="Número de computadores pessoais" calcext:value-type="string">
            <text:p>Número de computadores pessoais</text:p>
          </table:table-cell>
          <table:table-cell table:formula="of:=INDIRECT(&quot;variaveis.E&quot; &amp; MATCH([.A38];[$variaveis.$A$1:$variaveis.$A$101];0))" office:value-type="string" office:string-value="ICTEYE" calcext:value-type="string">
            <text:p>ICTEYE</text:p>
          </table:table-cell>
          <table:table-cell table:content-validation-name="val3"/>
          <table:table-cell table:number-columns-repeated="1020"/>
        </table:table-row>
        <table:table-row table:style-name="ro1">
          <table:table-cell table:style-name="ce17" table:formula="of:=[$variaveis.$A39]" office:value-type="float" office:value="31" calcext:value-type="float">
            <text:p>31</text:p>
          </table:table-cell>
          <table:table-cell table:style-name="ce17" table:formula="of:=INDIRECT(&quot;variaveis.B&quot; &amp; MATCH([.A39];[$variaveis.$A$1:$variaveis.$A$101];0))" office:value-type="string" office:string-value="Usuários com acesso a internet" calcext:value-type="string">
            <text:p>Usuários com acesso a internet</text:p>
          </table:table-cell>
          <table:table-cell table:style-name="ce17" table:formula="of:=INDIRECT(&quot;variaveis.E&quot; &amp; MATCH([.A39];[$variaveis.$A$1:$variaveis.$A$101];0))" office:value-type="string" office:string-value="ICTEYE" calcext:value-type="string">
            <text:p>ICTEYE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17" office:value-type="string" calcext:value-type="string">
            <text:p>https://www.itu.int/en/ITU-D/Statistics/Documents/statistics/2018/Individuals_Internet_2000-2016%20Jan2018.xls</text:p>
          </table:table-cell>
          <table:table-cell table:style-name="ce34" office:value-type="string" calcext:value-type="string">
            <text:p>None</text:p>
          </table:table-cell>
          <table:table-cell table:style-name="ce17" table:number-columns-repeated="1018"/>
        </table:table-row>
        <table:table-row table:style-name="ro4" table:number-rows-repeated="104853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ipos_acesso" table:style-name="ta1">
        <table:table-column table:style-name="co18" table:default-cell-style-name="ce3"/>
        <table:table-column table:style-name="co19" table:default-cell-style-name="ce3"/>
        <table:table-column table:style-name="co5" table:number-columns-repeated="1022" table:default-cell-style-name="ce3"/>
        <table:table-row table:style-name="ro1"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descricao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file/csv</text:p>
          </table:table-cell>
          <table:table-cell office:value-type="string" calcext:value-type="string">
            <text:p>dados contidos em arquivo csv a ser baix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/xlsx</text:p>
          </table:table-cell>
          <table:table-cell office:value-type="string" calcext:value-type="string">
            <text:p>dados contidos em arquivo exc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ml/body</text:p>
          </table:table-cell>
          <table:table-cell office:value-type="string" calcext:value-type="string">
            <text:p>dado apresentado como texto no html, de onde deve ser extraído. Possível a necessidade de extrair a informação do meio de um texto, sem necessariamente uma divisão clara a partir do DOM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ml/table</text:p>
          </table:table-cell>
          <table:table-cell office:value-type="string" calcext:value-type="string">
            <text:p>Dados apresentado como um elemento table a ser extraído do DOM. Sugerimos converter o elemento table em CSV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fontes" table:target-range-address="fontes.A2:fontes.A99" table:on-update-keep-styles="true" table:on-update-keep-size="false" table:orientation="column"/>
        <table:database-range table:name="temas" table:target-range-address="temas.A1:temas.A99" table:on-update-keep-styles="true" table:on-update-keep-size="false" table:orientation="column"/>
        <table:database-range table:name="tiposAcesso" table:target-range-address="tipos_acesso.A2:tipos_acesso.A99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 style:data-style-name="N2" text:time-value="17:56:21.7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0:49:02.883602000</meta:creation-date>
    <dc:date>2018-06-19T18:10:06.038000000</dc:date>
    <meta:editing-duration>PT3H17M29S</meta:editing-duration>
    <meta:editing-cycles>24</meta:editing-cycles>
    <meta:generator>LibreOffice/5.3.1.2$Windows_x86 LibreOffice_project/e80a0e0fd1875e1696614d24c32df0f95f03deb2</meta:generator>
    <meta:document-statistic meta:table-count="7" meta:cell-count="658" meta:object-count="0"/>
    <meta:user-defined meta:name=""/>
  </office:meta>
</office:document-meta>
</file>